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92d2a"/>
    </style:style>
    <style:style style:name="P2" style:family="paragraph" style:parent-style-name="Standard">
      <style:paragraph-properties fo:text-align="justify" style:justify-single-word="false" style:writing-mode="rl-tb"/>
      <style:text-properties officeooo:paragraph-rsid="00092d2a"/>
    </style:style>
    <style:style style:name="P3" style:family="paragraph" style:parent-style-name="Standard">
      <style:paragraph-properties fo:text-align="center" style:justify-single-word="false" style:writing-mode="rl-tb"/>
      <style:text-properties style:font-name="AALMAGHRIBI" fo:font-size="26pt" fo:language="en" fo:country="US" officeooo:paragraph-rsid="00092d2a" style:font-name-asian="Times New Roman" style:font-size-asian="26pt" style:font-name-complex="AALMAGHRIBI1" style:font-size-complex="26pt"/>
    </style:style>
    <style:style style:name="P4" style:family="paragraph" style:parent-style-name="Standard">
      <style:paragraph-properties fo:margin-top="0in" fo:margin-bottom="0in" style:contextual-spacing="false" fo:text-align="center" style:justify-single-word="false" fo:break-before="page" style:writing-mode="rl-tb"/>
      <style:text-properties officeooo:paragraph-rsid="00092d2a"/>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اَنْعَـٰمِ ]</text:h>
      <text:p text:style-name="P2" loext:marker-style-name="T2"><text:span text:style-name="T2">® </text:span><text:span text:style-name="T3">بِسْمِ </text:span><text:span text:style-name="T4">۱</text:span><text:span text:style-name="T3">للَّهِ </text:span><text:span text:style-name="T4">۱</text:span><text:span text:style-name="T3">لرَّحْمَـٰنِ </text:span><text:span text:style-name="T4">۱</text:span><text:span text:style-name="T3">لرَّحِيــمِ </text:span><text:span text:style-name="T5">۱</text:span><text:span text:style-name="T2">لْحَمْــدُ لِـلهِ </text:span><text:span text:style-name="T5">۱ﻟ﮲</text:span><text:span text:style-name="T2"> خَلَـقَ </text:span><text:span text:style-name="T5">۰</text:span><text:span text:style-name="T2">لسَّمَــٰـوَ؛تِ وَالاَرْضَ وَجَعَلَ </text:span><text:span text:style-name="T5">۰</text:span><text:span text:style-name="T2">لظُّلُمَــٰــتِ وَالنُّــورَ </text:span><text:span text:style-name="T3">(1)</text:span><text:span text:style-name="T2"> ثُــــمَّ </text:span><text:span text:style-name="T5">۰</text:span><text:span text:style-name="T2">لذِيـنَ كَــفَــــرُواْ بِــرَبِّــهِــمْ يَعْــدِلُــونَؐ </text:span><text:span text:style-name="T3">(2)</text:span><text:span text:style-name="T2"> هُــوَ </text:span><text:span text:style-name="T5">۰ﻟ</text:span><text:span text:style-name="T2">ــ﮲ خَلَقَــكُـــم مِّـن طِينٍ ثُــــمَّ قَضۭـيٰٓ أَجَلًؐا وَأَجَـلٌ مُّسَمّـيٗ عِنــدَهُؐ, ثُــمَّ أَنــتُــمْ تَــمْــتَـــرُونَؐ </text:span><text:span text:style-name="T3">(3)</text:span><text:span text:style-name="T2"> وَهُوَ </text:span><text:span text:style-name="T5">۰</text:span><text:span text:style-name="T2">للَّهُؐ فِى </text:span><text:span text:style-name="T5">۱</text:span><text:span text:style-name="T2">لسَّمَــٰوَ؛تتتِ وَفِى </text:span><text:span text:style-name="T5">۱</text:span><text:span text:style-name="T2">لاَرْضِ يَعْلَــمُ سِرَّكُمْ وَجَهْرَكُــمْ وَيَعْلَــمُ مَــا تَكْــسِبُــونَؐ </text:span><text:span text:style-name="T3">(4)</text:span><text:span text:style-name="T2"> وَمَــا تَــاتِيهِم مِّـنَ —ايَةٍ مِّنَ —ايَــٰــتِ رَبِّــهِــمُ; إِلاَّ كَانُــواْ عَنْــهَــا مُعْرۣضِيـنَؐ </text:span><text:span text:style-name="T3">(5)</text:span><text:span text:style-name="T2"> فَقَدْ كَــذَّبُــواْ</text:span></text:p>
      <text:p text:style-name="P3" loext:marker-style-name="T2"/>
      <text:p text:style-name="P4" loext:marker-style-name="T2"><text:span text:style-name="T2">127</text:span></text:p>
      <text:p text:style-name="P2" loext:marker-style-name="T2"><text:span text:style-name="T2">بِالْحَـقِّ لَمَّــا جَــآءَهُمْؐ فَسَوْفَ يَــاتِيــهِمُ; أَنۢبَـٰٓؤُاْ مَــا كَــانُــواْ بِهِ” يَسْتَــهْــزۣءُونَؐ </text:span><text:span text:style-name="T3">(6)</text:span><text:span text:style-name="T2"> أَلَــمْ يَــرَوْاْ كَــمَ اَهْلَكْنَــا مِن قَبْلِهِــم مِّن قَــرْنٍ مَّكَّنَّــٰهُــمْ فِى </text:span><text:span text:style-name="T5">۱</text:span><text:span text:style-name="T2">لاَرْضِ مَــا لَــمْ نُمَكِّن لَّكُـمْؐ وَأَرْسَلْنَــا </text:span><text:span text:style-name="T5">۰</text:span><text:span text:style-name="T2">لسَّمَــآءَ عَلَيْهِــــم مِّدْرَاراًؐ وَجَعَــلْــنَــا </text:span><text:span text:style-name="T5">۰</text:span><text:span text:style-name="T2">لاَنْهَــٰرَ تَجْرۣى مِـن تَحْــتِـــهِــــــمْ فَأَهْلَكْنَـــٰهُم بِذُنُوبِهِــمْؐ وَأَنشَــأْنَــا مِـنۢ بَعْدِهِــمْ قَرْنــاٗ —اخَـرۣينَؐ </text:span><text:span text:style-name="T3">(7)</text:span><text:span text:style-name="T2"> وَلَوْ نَزَّلْنَــا عَلَيْــكَ كِتَــٰباً فِى قِرْطَاسٍ فَلَمَسُوهُ بِأَيْدِيهِــمْ لَقَــالَ </text:span><text:span text:style-name="T5">۰</text:span><text:span text:style-name="T2">لذِيـنَ كَفَرُوٓاْ إِنْ هَــٰذَآ إِلاَّ سِحْـرٌ مُّبِيـنٌؐ </text:span><text:span text:style-name="T3">(8)</text:span><text:span text:style-name="T2"> وَقَالُــواْ لَوْلآَ ٱُنــزۣلَ عَلَيْــهِ مَلَــكٌؐ وَلَوَ اَنزَلْنَــا مَلَكاً لَّقُضِـيَ </text:span><text:span text:style-name="T5">۰</text:span><text:span text:style-name="T2">لاَمْرُ ثُــــمَّ لاَ يُنظَرُونَؐ </text:span><text:span text:style-name="T3">(9)</text:span><text:span text:style-name="T2"> وَلَوْ جَعَلْنَـٰهُ مَلَكـاً لَّجَعَلْنَــٰهُ رَجُلًا وَلَلَبَسْــنَــا عَلَيْهِــم مَّا يَلْبِسُــونَؐ </text:span><text:span text:style-name="T3">(10)</text:span><text:span text:style-name="T2"> وَلَقَدُ </text:span><text:span text:style-name="T5">۶</text:span><text:span text:style-name="T2">سْتُهْزۣىَٔ بِرُسُـلٍ مِّن قَبْلِـكَ فَحَاقَ بِالذِينَ سَخِرُواْ مِنْهُم مَّــا كَانُــواْ بِهِ” يَسْتَهْــزۣءُونَؐ </text:span><text:span text:style-name="T3">(11)</text:span><text:span text:style-name="T2"> قُـلْ سِـيرُواْ فِى </text:span><text:span text:style-name="T5">۱</text:span><text:span text:style-name="T2">لاَرْضِ ثُمَّ </text:span><text:span text:style-name="T5">۸</text:span><text:span text:style-name="T2">نظُـرُواْ كَـيْـفَ كَـانَ عَــٰقِبَــةُ </text:span><text:span text:style-name="T5">۴</text:span><text:span text:style-name="T2">لْمُــكَذِّبِيـنَؐ </text:span><text:span text:style-name="T3">(12)</text:span><text:span text:style-name="T2"> قُـل لِّمَن مَّــا فِى </text:span><text:span text:style-name="T5">۱</text:span><text:span text:style-name="T2">لسَّــمَـــٰوَ؛تتتِ وَالاَرْضِ قُل لِّلهِؐ كَتَــبَ عَلَيٰ نَفْسِهِ </text:span><text:span text:style-name="T5">۱</text:span><text:span text:style-name="T2">لرَّحْمَةَؐ ڤَيَجْمَعَنَّكُــمُ; إِلَيٰ يَــوْمِ </text:span><text:span text:style-name="T5">۱</text:span><text:span text:style-name="T2">لْقِيَــٰمَةِ لاَ رَيْبَ فِيهِؐ </text:span><text:span text:style-name="T5">۱</text:span><text:span text:style-name="T2">لذِينَ خَسِرُوٓاْ أَنفُسَهُــمْ فَهُــمْ لاَ يُومِــنُــونَؐ </text:span><text:span text:style-name="T3">(13)</text:span></text:p>
      <text:p text:style-name="P3" loext:marker-style-name="T2"/>
      <text:p text:style-name="P4" loext:marker-style-name="T2"><text:span text:style-name="T2">128</text:span></text:p>
      <text:p text:style-name="P2" loext:marker-style-name="T2"><text:span text:style-name="T2">© وَلَهُ„ مَا سَكَنَ فِى </text:span><text:span text:style-name="T5">۱</text:span><text:span text:style-name="T2">ليْلِ وَالنَّهۭــارۣؐ وَهُوَ </text:span><text:span text:style-name="T5">۰</text:span><text:span text:style-name="T2">لسَّمِيــعُ </text:span><text:span text:style-name="T5">۴</text:span><text:span text:style-name="T2">لْعَلِيــمُؐ </text:span><text:span text:style-name="T3">(14)</text:span><text:span text:style-name="T2"> قُـلَ اَغَيْـرَ </text:span><text:span text:style-name="T5">۰</text:span><text:span text:style-name="T2">للَّهِ أَتَّخِذُ وَلِيّــاً فَاطِــرۣ </text:span><text:span text:style-name="T5">۱</text:span><text:span text:style-name="T2">لسَّمَــٰوَ؛تتتِ وَالاَرْضِؐ وَهُــوَ يُطْعِــمُ وَلاَ يُطْعَمُؐ قُـلِ اِنِّيَ ٱُمِــرْتتتُ أَنَ اَكُــونَ أَوَّلَ مَنَ اَسْــلَــمَؐ وَلاَ تَكُـونَـنَّ مِنَ </text:span><text:span text:style-name="T5">۰</text:span><text:span text:style-name="T2">لْمُشْرۣكِيـنَؐ </text:span><text:span text:style-name="T3">(15)</text:span><text:span text:style-name="T2"> قُـلِ اِنِّـيَ أَخَــافُ إِنْ عَصَــيْــــتُ رَبِّى عَذَابببَ يَــوْمٖ عَظِيــمٍؐ </text:span><text:span text:style-name="T3">(16)</text:span><text:span text:style-name="T2"> مَّـنْ يُّصْرَفْ عَنْـهُ يَوْمَــئِــذٍ فَــقَــدْ رَحِمَــهُؐ, وَذَ؛لِــكَ </text:span><text:span text:style-name="T5">۰</text:span><text:span text:style-name="T2">لْفَــوْزُ </text:span><text:span text:style-name="T5">۴</text:span><text:span text:style-name="T2">لْمُبِــيـنُؐ </text:span><text:span text:style-name="T3">(17)</text:span><text:span text:style-name="T2"> وَإِنْ يَّمْسَــسْـكَ </text:span><text:span text:style-name="T5">۰</text:span><text:span text:style-name="T2">للَّهُ بِضُــرٍّ فَلاَ كَاشِفَ لَهُ; إِلاَّ هُوَؐ وَإِنْ يَّــمْسَــسْــــكَ بِخَيْرٍ فَهُوَ عَلَيٰ كُلِّ شَيْءٍ قَدِيــرٌؐ </text:span><text:span text:style-name="T3">(18)</text:span><text:span text:style-name="T2"> وَهُوَ </text:span><text:span text:style-name="T5">۰</text:span><text:span text:style-name="T2">لْقَــاهِرُ فَوْقَ عِبَــادِهِؐ” وَهُوَ </text:span><text:span text:style-name="T5">۰</text:span><text:span text:style-name="T2">لْحَكِــيــمُ </text:span><text:span text:style-name="T5">۴</text:span><text:span text:style-name="T2">لْخَبِيــرُؐ </text:span><text:span text:style-name="T3">(19)</text:span><text:span text:style-name="T2"> قُلَ اَيُّ شَيْءٖ اَكْبَــرُ شَهَـٰدَةً قُلِ </text:span><text:span text:style-name="T5">۱</text:span><text:span text:style-name="T2">للَّهُؐ شَهِــيــدٛ بَيْــنِى وَبَيْنَكُــمْؐ وَٱُوحِـيَ إِلَيَّ هَـٰذَا </text:span><text:span text:style-name="T5">۰</text:span><text:span text:style-name="T2">لْقُرْءَانُ لُءِنذِرَكُــم بِهِ” وَمَـنۢ بَلَغَؐ أَئنَّكُمْ لَتَشْهَدُونَ أَنَّ مَعَ </text:span><text:span text:style-name="T5">۰</text:span><text:span text:style-name="T2">للَّهِ ءَالِهَةٗ </text:span><text:span text:style-name="T5">۷</text:span><text:span text:style-name="T2">خْرۭيٰ قُـل لٓاَّ أَشْهَدُؐ قُـلِ اِنَّمَــا هُوَ إِچَهٌ وَ؛حِدٌؐ وَإِنَّنِى بَرۣىٓءٌ مِّمَّا تُشْرۣكُونَؐ </text:span><text:span text:style-name="T3">(20)</text:span><text:span text:style-name="T2"> </text:span><text:span text:style-name="T5">۰</text:span><text:span text:style-name="T2">لذِينَ ءَاتَيْنَــٰهُمُ </text:span><text:span text:style-name="T5">۴</text:span><text:span text:style-name="T2">لْكِتَــٰــبَ يَعْرۣفُونَهُ„ كَمَــا يَعْــرۣفُونَ أَبْنَــآءَهُــــمُؐ </text:span><text:span text:style-name="T5">۴</text:span><text:span text:style-name="T2">لذِيـنَ خَسِرُوٓاْ أَنفُسَهُمْ فَهُمْ لاَ يُومِنُــونَؐ </text:span><text:span text:style-name="T3">(21)</text:span><text:span text:style-name="T2"> وَمَـنَ اَظْلَــمُ مِمَّنِ 'فْتَرۭيٰ عَلَي </text:span><text:span text:style-name="T5">۰</text:span><text:span text:style-name="T2">للَّهِ كَذِباٗ اَوْ كَذَّبببَ بِـَٔايَــٰتِهِؐ“ إِنَّهُ„ لاَ يُفْلِحُ</text:span></text:p>
      <text:p text:style-name="P3" loext:marker-style-name="T2"/>
      <text:p text:style-name="P4" loext:marker-style-name="T2"><text:span text:style-name="T2">129</text:span></text:p>
      <text:p text:style-name="P2" loext:marker-style-name="T2"><text:span text:style-name="T5">۴</text:span><text:span text:style-name="T2">لظَّـٰلِمُــونَؐ </text:span><text:span text:style-name="T3">(22)</text:span><text:span text:style-name="T2"> وَيَوْمَ نَحْشُرُهُــمْ جَمِيــعــاً ثُــمَّ نَقُــولُ لِلذِينَ أَشْرَكُوٓاْ أَيْنَ شُرَكَآؤُكُمُ </text:span><text:span text:style-name="T5">۴</text:span><text:span text:style-name="T2">لذِينَ كُنتُمْ تَزْعُمُونَؐ </text:span><text:span text:style-name="T3">(23)</text:span><text:span text:style-name="T2"> ثُــمَّ لَــمْ تَكُن فِتْنَتَهُــمُ; إِلٓاَّ أَن قَالُواْ وَاللَّهِ رَبِّنَــا مَا كُنَّــا مُشْرۣكِينَؐ </text:span><text:span text:style-name="T3">(24)</text:span><text:span text:style-name="T2"> </text:span><text:span text:style-name="T5">۸</text:span><text:span text:style-name="T2">نظُرْ كَيْفَ كَذَبُواْ عَلَـيٰٓ أَنفُسِهِمْ وَضَلَّ عَنْهُم مَّا كَانُواْ يَفْتَرُونَؐ </text:span><text:span text:style-name="T3">(25)</text:span><text:span text:style-name="T2"> وَمِنْهُم مَّنْ يَّسْتَمِعُ إِلَيْــكَؐ وَجَعَلْنَا عَلَيٰ قُلُوبِهِمُ; أَكِنَّــةٗ اَنْ يَّـفْــقَــهُــوهُ وَفِىٓ ءَاذَانِــهِــمْ وَقْــراًؐ وَإِنْ يَّــرَوْاْ كُلَّ ءَايَةٍ لاَّ يُومِنُـواْ بِهَاؐ حَتَّيٰٓ إِذَا جَــآءُوكَ يُجَــٰدِلُونَــكَ يَقُــولُ </text:span><text:span text:style-name="T5">۴</text:span><text:span text:style-name="T2">لذِيـنَ كَــفَــرُوٓاْ إِنننْ هَـٰذَآ إِلٓاَّ أَسَـٰــطِــيــــرُ </text:span><text:span text:style-name="T5">۴</text:span><text:span text:style-name="T2">لاَوَّلِيـنَؐ </text:span><text:span text:style-name="T3">(26)</text:span><text:span text:style-name="T2"> ® وَهُمْ يَنْهَوْنَ عَنْــهُ وَيَنْـَٔــوْنَ عَنْهُؐ وَإِنْ يُّهْــلِــكُــونَ إِلٓاَّ أَنفُسَهُمْ وَمَا يَشْعُرُونَؐ </text:span><text:span text:style-name="T3">(27)</text:span><text:span text:style-name="T2"> وَلَوْ تَــرۭيٰٓ إِذْ وُقِفُواْ عَــلَي </text:span><text:span text:style-name="T5">۰</text:span><text:span text:style-name="T2">لنّۭــارۣ فَقَالُــواْ يَــٰلَيْتَنَــا نُرَدُّؐ وَلاَ نُكَذِّبببُ بِـَٔايَــٰــتِ رَبِّــنَــا وَنَكُــونُ مِـنَ </text:span><text:span text:style-name="T5">۰</text:span><text:span text:style-name="T2">لْمُومِنِيـنَؐ </text:span><text:span text:style-name="T3">(28)</text:span><text:span text:style-name="T2"> بَلْ بَــدَا لَهُــم مَّا كَانُــواْ يُخْــفُــونَ مِـن قَبْلُؐ وَلَــوْ رُدُّواْ لَعَــادُواْ لِمَــا نُهُــواْ عَنْــهُؐ وَإِنَّهُمْ لَكَــٰـذِبُــونَؐ </text:span><text:span text:style-name="T3">(29)</text:span><text:span text:style-name="T2"> وَقَالُوٓاْ إِنْ هِـيَ إِلاَّ حَيَــاتُــنَــا </text:span><text:span text:style-name="T5">۰</text:span><text:span text:style-name="T2">لدُّنْيۭــا وَمَا نَحْـنُ بِمَبْعُوثِينَؐ </text:span><text:span text:style-name="T3">(30)</text:span><text:span text:style-name="T2"> وَلَــوْ تَــرۭيٰٓ إِذْ وُقِفُــواْ عَلَيٰ رَبِّهِــمْ قَــالَ أَلَيْـسَ هَـٰذَا بِالْحَـقﱢّؐ</text:span></text:p>
      <text:p text:style-name="P3" loext:marker-style-name="T2"/>
      <text:p text:style-name="P4" loext:marker-style-name="T2"><text:span text:style-name="T2">10</text:span></text:p>
      <text:p text:style-name="P2" loext:marker-style-name="T2"><text:span text:style-name="T2">قَالُواْ بَلۭيٰ وَرَبِّنَــاؐ قَــالَ فَذُوقُواْ </text:span><text:span text:style-name="T5">۴</text:span><text:span text:style-name="T2">لْعَذَابببَ بِمَا كُنتُــمْ تَكْفُــرُونَؐ </text:span><text:span text:style-name="T3">(31)</text:span><text:span text:style-name="T2"> قَدْ خَسِرَ </text:span><text:span text:style-name="T5">۰</text:span><text:span text:style-name="T2">لذِينَ كَذَّبُواْ بِلِقَــآءِ </text:span><text:span text:style-name="T5">۱</text:span><text:span text:style-name="T2">للَّهِ حَتَّيٰٓ إِذَا جَــآءَتْــهُــمُ </text:span><text:span text:style-name="T5">۴</text:span><text:span text:style-name="T2">لسَّاعَةُ بَغْتَــةً قَالُواْ يَـٰحَسْرَتَنَــا عَلَـيٰ مَا فَرَّطْنَا فِيهَــا وَهُــمْ يَحْمِلُــونَ أَوْزَارَهُــمْ عَلَـيٰ ظُهُورۣهِمُؐ; أَلاَ سَــآءَ مَــا يَــزۣرُونَؐ </text:span><text:span text:style-name="T3">(32)</text:span><text:span text:style-name="T2"> وَمَا </text:span><text:span text:style-name="T5">۰</text:span><text:span text:style-name="T2">لْحَيَوٰةُ </text:span><text:span text:style-name="T5">۴</text:span><text:span text:style-name="T2">لدُّنْيۭــآ إِلاَّ لَعِــبٌ وَلَهْــوٌؐ وَلَلــدَّارُ </text:span><text:span text:style-name="T5">۴</text:span><text:span text:style-name="T2">لاَخِــرَةُ خَيْــرٌ لِّلذِيـنَ يَتَّقُــونَؐ أَفَــلاَ تَعْقِلُــونَؐ </text:span><text:span text:style-name="T3">(33)</text:span><text:span text:style-name="T2"> قَدْ نَعْلَــمُ إِنَّــهُ„ ڤَيُحْزۣنُكَ </text:span><text:span text:style-name="T5">۰ﻟ﮲</text:span><text:span text:style-name="T2"> يَقُولُــونَؐ فَإِنَّــهُــمْ لاَ يُكْذِبُونَــــكَؐ وَچَكِنَّ </text:span><text:span text:style-name="T5">۰</text:span><text:span text:style-name="T2">لظَّــٰلِمِـيـنَ بِـَٔايَــٰــتِ </text:span><text:span text:style-name="T5">۱</text:span><text:span text:style-name="T2">للَّهِ يَجْحَــدُونَؐ </text:span><text:span text:style-name="T3">(34)</text:span><text:span text:style-name="T2"> وَلَقَدْ كُـذِّبَـــــتْ رُسُـلٌ مِّن قَبْــلِـكَ فَصَبَــرُواْ عَلَـيٰ مَا كُذِّبُــواْ وَٱُوذُواْ حَتَّيٰٓ أَتۭيٰــهُــمْ نَصْرُنَــــاؐ وَلاَ مُبَدِّلَ لِكَلِــمَــٰــتِ </text:span><text:span text:style-name="T5">۱</text:span><text:span text:style-name="T2">للَّهِؐ وَلَقَــدْ جَــآءَكككَ مِـن نَّــبَــإِىْ </text:span><text:span text:style-name="T5">۱</text:span><text:span text:style-name="T2">لْمُرْسَلِينَؐ </text:span><text:span text:style-name="T3">(35)</text:span><text:span text:style-name="T2"> وَإِن كَانَ كَبُرَ عَلَيْــكَ إِعْرَاضُــهُــــمْ فَإِنِ 'سْتَطَعْــــتَ أَن تَبْتَغِيَ نَفَقاً فِى </text:span><text:span text:style-name="T5">۱</text:span><text:span text:style-name="T2">لاَرْضِ أَوْ سُلَّماً فِى </text:span><text:span text:style-name="T5">۱</text:span><text:span text:style-name="T2">لسَّمَـآءِ فَتَاتِيَهُــم بِـَٔايَــةٍؐ وَلَوْ شَــآءَ </text:span><text:span text:style-name="T5">۰</text:span><text:span text:style-name="T2">للَّهُ لَجَمَعَهُمْ عَلَي </text:span><text:span text:style-name="T5">۰</text:span><text:span text:style-name="T2">لْهُدۭيٰؐ فَلاَ تَكُونَنَّ مِنَ </text:span><text:span text:style-name="T5">۰</text:span><text:span text:style-name="T2">لْجَــٰهِلِينَؐ </text:span><text:span text:style-name="T3">(36)</text:span><text:span text:style-name="T2"> ¤ إِنَّمَا يَسْتَجِيــبُ </text:span><text:span text:style-name="T5">۴</text:span><text:span text:style-name="T2">لذِينَ يَسْمَعُونَؐ وَالْمَوْتۭـيٰ يَبْعَثُهُــمُ </text:span><text:span text:style-name="T5">۴</text:span><text:span text:style-name="T2">للَّهُؐ ثُمَّ إِلَيْهِ يُرْجَعُـونَؐ </text:span><text:span text:style-name="T3">(37)</text:span><text:span text:style-name="T2"> وَقَالُواْ لَوْلاَ نُزّۣلَ عَلَيْــهِ ءَايَــةٌ مِّن رَّبِّــهِؐ”</text:span></text:p>
      <text:p text:style-name="P3" loext:marker-style-name="T2"/>
      <text:p text:style-name="P4" loext:marker-style-name="T2"><text:span text:style-name="T2">11</text:span></text:p>
      <text:p text:style-name="P2" loext:marker-style-name="T2"><text:span text:style-name="T2">قُـلِ اِنَّ </text:span><text:span text:style-name="T5">۰</text:span><text:span text:style-name="T2">للَّــهَ قَــــادِر٘ عَلَـيٰٓ أَنْ يُّــنَــزّۣلَ ءَايَةًؐ وَچَكِـنَّ أَكْــثَــرَهُمْ لاَ يَعْــلَــمُــونَؐ </text:span><text:span text:style-name="T3">(38)</text:span><text:span text:style-name="T2"> وَمَــا مِـن دَآبَّــةٍ فِى </text:span><text:span text:style-name="T5">۱</text:span><text:span text:style-name="T2">لاَرْضِ وَلاَ طَـٰٓــئِــرٍ يَطِيــرُ بِجَنَاحَيْهِ إِلٓاَّ ٱُمَــم٘ اَمْثَالُكُـمؐ مَّا فَرَّطْــنَــا فِى </text:span><text:span text:style-name="T5">۱</text:span><text:span text:style-name="T2">لْكِتَـــٰــبِ مِـن شَيْءٍؐ ثُــمَّ إِلَيٰ رَبِّهِــمْ يُحْشَــرُونَؐ </text:span><text:span text:style-name="T3">(39)</text:span><text:span text:style-name="T2"> وَالذِينَ كَــذَّبُــواْ بِـَٔايَــٰتِــنَــا صُــمٌّ وَبُكْمٌ فِى </text:span><text:span text:style-name="T5">۱</text:span><text:span text:style-name="T2">لظُّلُمَـٰــــتِؐ مَـنْ يَّشَــإِ </text:span><text:span text:style-name="T5">۱</text:span><text:span text:style-name="T2">للَّهُ يُضْلِلْــهُؐ وَمَـنْ يَّشَــأْ يَجْعَلْــهُ عَلَـيٰ صِرَ؛طٍ مُّسْتَقِيــمٍؐ </text:span><text:span text:style-name="T3">(40)</text:span><text:span text:style-name="T2"> قُلَ اَرَ×يْتَكُــمُ; إِنَ اَتۭيٰكُــمْ عَــذَابُ </text:span><text:span text:style-name="T5">۴</text:span><text:span text:style-name="T2">للَّهِ أَوَ اَتَتْكُــمُ </text:span><text:span text:style-name="T5">۴</text:span><text:span text:style-name="T2">لسَّاعَةُ أَغَيْرَ </text:span><text:span text:style-name="T5">۰</text:span><text:span text:style-name="T2">للَّهِ تَدْعُونَ إِن كُنتُمْ صَـٰدِقِينَؐ </text:span><text:span text:style-name="T3">(41)</text:span><text:span text:style-name="T2"> بَلِ اِيَّاهُ تَــدْعُــونَ فَيَكْشِــفُ مَا تَدْعُــونَ إِلَيْــهِ إِن شَــــــــآءَ وَتَنسَــوْنَ مَا تُشْرۣكُــونَؐ </text:span><text:span text:style-name="T3">(42)</text:span><text:span text:style-name="T2"> وَلَقَدَ اَرْسَلْنَــــآ إِلَـيٰٓ ٱُمَــمٍ مِّـن قَبْلِكَ فَأَخَــذْنَــٰهُـم بِالْبَأْسَــآءِ وَالضَّــرَّآءِ لَعَلَّــهُــــمْ يَتَضَرَّعُونَؐ </text:span><text:span text:style-name="T3">(43)</text:span><text:span text:style-name="T2"> فَلَوْلآَ إِذْ جَآءَهُم بَأْسُنَا تَضَــرَّعُــواْؐ وَچَكِـن قَسَــــتْ قُلُوبُهُــــمْ وَزَيَّـنَ لَهُــمُ </text:span><text:span text:style-name="T5">۴</text:span><text:span text:style-name="T2">لشَّيْطَـٰنُ مَــا كَــانُواْ يَعْمَلُونَؐ </text:span><text:span text:style-name="T3">(44)</text:span><text:span text:style-name="T2"> فَلَمَّــا نَسُــواْ مَا ذُكِّرُواْ بِهِ” فَتَحْــنَــا عَلَيْهِــمُ; أَبْوَ؛بببَ كُـلِّ شَيْءٖؐ حَتَّـيٰٓ إِذَا فَرۣحُــواْ بِمَــآ ٱُوتُــوٓاْ أَخَذْنَــٰـهُــم بَغْتَــةً فَإِذَا هُم مُّبْلِسُــونَؐ </text:span><text:span text:style-name="T3">(45)</text:span><text:span text:style-name="T2"> فَقُطِعَ دَابِرُ </text:span><text:span text:style-name="T5">۴</text:span><text:span text:style-name="T2">لْقَوْمِ </text:span><text:span text:style-name="T5">۱</text:span><text:span text:style-name="T2">لذِينَ ظَلَمُواْؐ وَالْحَمْدُ لِلهِ رَبببِّ </text:span><text:span text:style-name="T5">۱</text:span><text:span text:style-name="T2">لْعَــٰلَـمِـينَؐ</text:span></text:p>
      <text:p text:style-name="P3" loext:marker-style-name="T2"/>
      <text:p text:style-name="P4" loext:marker-style-name="T2"><text:span text:style-name="T2">12</text:span></text:p>
      <text:p text:style-name="P2" loext:marker-style-name="T2"><text:span text:style-name="T3">(46)</text:span><text:span text:style-name="T2"> قُلَ اَرَ×يْتُمُ; إِنَ اَخَذَ </text:span><text:span text:style-name="T5">۰</text:span><text:span text:style-name="T2">للَّهُ سَمْعَكُمْ وَأَبْصَـٰرَكُمْ وَخَتَمَ عَلَيٰ قُلُوبِكُم مَّنِ اِچَه٘ غَيْرُ </text:span><text:span text:style-name="T5">۴</text:span><text:span text:style-name="T2">للَّهِ يَاتِيكُم بِهِؐ </text:span><text:span text:style-name="T5">۹</text:span><text:span text:style-name="T2">نظُرْ كَيْفَ نُصَرّۣفُ </text:span><text:span text:style-name="T5">۴</text:span><text:span text:style-name="T2">لاَيَـٰــتِ ثُمَّ هُمْ يَصْــدِفُــونَؐ </text:span><text:span text:style-name="T3">(47)</text:span><text:span text:style-name="T2"> قُلَ اَرَ×يْتَكُــــمُ; إِنَ اَتۭيٰكُمْ عَذَابُ </text:span><text:span text:style-name="T5">۴</text:span><text:span text:style-name="T2">للَّهِ بَغْتَةٗ اَوْ جَهْرَةٗ هَلْ يُهْلَــكُ إِلاَّ </text:span><text:span text:style-name="T5">۰</text:span><text:span text:style-name="T2">لْقَــوْمُ </text:span><text:span text:style-name="T5">۴</text:span><text:span text:style-name="T2">لظَّـٰلِمُونَؐ </text:span><text:span text:style-name="T3">(48)</text:span><text:span text:style-name="T2"> ® وَمَا نُرْسِلُ </text:span><text:span text:style-name="T5">۴</text:span><text:span text:style-name="T2">لْمُرْسَلِينَ إِلاَّ مُبَشِّرۣينَ وَمُنذِرۣينَؐ فَمَنَ —امَنَ وَأَصْلَحَ فَلاَ خَــوْف٘ عَلَيْهِــمْ وَلاَ هُــمْ يَحْزَنُــونَؐ </text:span><text:span text:style-name="T3">(49)</text:span><text:span text:style-name="T2"> وَالذِينَ كَذَّبُواْ بِـَٔايَــٰتِنَـا يَمَسُّهُمُ </text:span><text:span text:style-name="T5">۴</text:span><text:span text:style-name="T2">لْعَذَابببُ بِمَا كَــانُــواْ يَفْسُقُونَؐ </text:span><text:span text:style-name="T3">(50)</text:span><text:span text:style-name="T2"> قُل لٓاَّ أَقُولُ لَكُمْ عِندِى خَزَآئِـنُ </text:span><text:span text:style-name="T5">۴</text:span><text:span text:style-name="T2">للَّهِ وَلآَ أَعْلَــمُ </text:span><text:span text:style-name="T5">۴</text:span><text:span text:style-name="T2">لْغَيْــبَ وَلآَ أَقُــولُ لَكُمُ; إِنِّى مَـلَــك٘ؐ اِنَ اَتَّبِــعُ إِلاَّ مَــا يُــوحۭيٰٓ إِلَيَّؐ قُـلْ هَلْ يَسْتَوۣى </text:span><text:span text:style-name="T5">۱</text:span><text:span text:style-name="T2">لاَعْمۭيٰ وَالْبَصِيرُؐ أَفَلاَ تَتَفَــكَّــرُونَؐ </text:span><text:span text:style-name="T3">(51)</text:span><text:span text:style-name="T2"> وَأَنذِرْ بِهِ </text:span><text:span text:style-name="T5">۱</text:span><text:span text:style-name="T2">لذِينَ يَخَافُونَ أَنْ يُّحْشَرُوٓاْ إِلَيٰ رَبِّهِمْ لَيْـسَ لَهُـم مِّن دُونِهِ” وَلِـيٌّ وَلاَ شَفِيعٌ لَّعَلَّهُمْ يَتَّقُــونَؐ </text:span><text:span text:style-name="T3">(52)</text:span><text:span text:style-name="T2"> وَلاَ تَطْــرُدِ </text:span><text:span text:style-name="T5">۱</text:span><text:span text:style-name="T2">لذِينَ يَدْعُونَ رَبَّهُم بِالْغَدَوٰةِ وَالْعَشِيِّ يُرۣيدُونَ وَجْــهَــهُ„ مَا عَلَيْــكَ مِـنْ حِسَابِهِم مِّن شَيْءٍ وَمَا مِنْ حِسَابِــكَ عَلَيْهِـم مِّن شَيْءٍ فَتَــطْــرُدَهُــمْ فَتَكُــونَ مِـنَ </text:span><text:span text:style-name="T5">۰</text:span><text:span text:style-name="T2">لظَّـٰلِمِيـنَؐ </text:span><text:span text:style-name="T3">(53)</text:span><text:span text:style-name="T2"> وَكَذَ؛لِكَ</text:span></text:p>
      <text:p text:style-name="P3" loext:marker-style-name="T2"/>
      <text:p text:style-name="P4" loext:marker-style-name="T2"><text:span text:style-name="T2">1</text:span></text:p>
      <text:p text:style-name="P2" loext:marker-style-name="T2"><text:span text:style-name="T2">فَتَنَّــــا بَعْضَهُم بِبَعْضٍ لِّيَقُولُوٓاْ أَهَـٰٓؤُلآَءِ مَـنَّ </text:span><text:span text:style-name="T5">۰</text:span><text:span text:style-name="T2">للَّهُ عَلَيْهِــم مِّنۢ بَيْنِنَـآؐ أَلَيْسَ </text:span><text:span text:style-name="T5">۰</text:span><text:span text:style-name="T2">للَّهُ بِأَعْلَمَ بِالشَّــٰكِرۣينَؐ </text:span><text:span text:style-name="T3">(54)</text:span><text:span text:style-name="T2"> وَإِذَا جَآءَكككَ </text:span><text:span text:style-name="T5">۰</text:span><text:span text:style-name="T2">لذِينَ يُومِنُونَ بِـَٔايَــٰتِنَــــا فَقُلْ سَچَم٘ عَلَيْكُمْؐ كَتَــــَبَ رَبُّكُــمْ عَلَـيٰ نَفْسِهِ </text:span><text:span text:style-name="T5">۱</text:span><text:span text:style-name="T2">لرَّحْمَةَ أَنَّــهُ„ مَنْ عَمِلَ مِنكُمْ سُوٓءاَۢ بِجَهَــٰلَةٍ ثُــمَّ تَابببَ مِنۢ بَعْدِهِ” وَأَصْلَحَ فَإِنَّهُ„ غَفُورٌ رَّحِيمٌؐ </text:span><text:span text:style-name="T3">(55)</text:span><text:span text:style-name="T2"> وَكَذَ؛لِــكَ نُفَصِّلُ </text:span><text:span text:style-name="T5">۴</text:span><text:span text:style-name="T2">لاَيَــٰــتِ وَلِتَسْتَبِيـنَ سَبِيـلَ </text:span><text:span text:style-name="T5">۰</text:span><text:span text:style-name="T2">ڤْمُجْرۣمِيـنَؐ </text:span><text:span text:style-name="T3">(56)</text:span><text:span text:style-name="T2"> قُلِ اِنِّى نُهِيــــتُ أَنَ اَعْبُدَ </text:span><text:span text:style-name="T5">۰</text:span><text:span text:style-name="T2">لذِينَ تَدْعُونَ مِن دُونِ </text:span><text:span text:style-name="T5">۱</text:span><text:span text:style-name="T2">للَّهِؐ قُل لٓاَّ أَتَّبِـعُ أَهْــوَآءَكُــــمْؐ قَد ضَّلَلْــــتُ إِذاً وَمَآ أَنَا مِــنَ </text:span><text:span text:style-name="T5">۰</text:span><text:span text:style-name="T2">لْمُهْتَدِينَؐ </text:span><text:span text:style-name="T3">(57)</text:span><text:span text:style-name="T2"> قُلِ اِنِّى عَلَيٰ بَــيِّــنَــةٍ مِّن رَّبِّى وَكَذَّبْتُم بِهِؐ” مَا عِندِى مَا تَسْتَعْجِلُونَ بِهِؐ“ إِنننۣ </text:span><text:span text:style-name="T5">۱</text:span><text:span text:style-name="T2">لْحُكْمُ إِلاَّ لِلــهِؐ يَقُــــصُّ </text:span><text:span text:style-name="T5">۴</text:span><text:span text:style-name="T2">لْحَقَّؐ وَهُــوَ خَيْــرُ </text:span><text:span text:style-name="T5">۴</text:span><text:span text:style-name="T2">لْفَــٰصِلِيـنَؐ </text:span><text:span text:style-name="T3">(58)</text:span><text:span text:style-name="T2"> قُـل لَّــوَ اَنَّ عِندِى مَا تَسْتَعْجِلُونَ بِهِ” لَقُضِيَ </text:span><text:span text:style-name="T5">۰</text:span><text:span text:style-name="T2">لاَمْرُ بَيْنِى وَبَيْنَكُمْؐ وَاللَّهُ أَعْلَمُ بِالظَّـٰلِمِينَؐ </text:span><text:span text:style-name="T3">(59)</text:span><text:span text:style-name="T2"> © وَعِندَهُ„ مَفَاتِحُ </text:span><text:span text:style-name="T5">۴</text:span><text:span text:style-name="T2">لْغَيْــبِ لاَ يَعْلَمُهَآ إِلاَّ هُوَؐ وَيَعْلَمُ مَـا فِى </text:span><text:span text:style-name="T5">۱</text:span><text:span text:style-name="T2">لْبَرّۣ وَاڤْبَحْرۣؐ وَمَـا تَسْقُطُ مِنْ وَّرَقَــةٖ اِلاَّ يَعْلَــمُــهَــا وَلاَ حَبَّــةٍ فِى ظُــلُمَــٰـــتِ </text:span><text:span text:style-name="T5">۱</text:span><text:span text:style-name="T2">لاَرْضِ وَلاَ رَطْــبٍ وَلاَ يَابِـسٖ اِلاَّ فِى كِتَـٰبٍ مُّبِــيـنٍؐ </text:span><text:span text:style-name="T3">(60)</text:span><text:span text:style-name="T2"> وَهُوَ </text:span><text:span text:style-name="T5">۰ﻟ﮲</text:span><text:span text:style-name="T2"> يَتَوَفّۭيٰكُــم بِاليْلِ</text:span></text:p>
      <text:p text:style-name="P3" loext:marker-style-name="T2"/>
      <text:p text:style-name="P4" loext:marker-style-name="T2"><text:span text:style-name="T2">14</text:span></text:p>
      <text:p text:style-name="P2" loext:marker-style-name="T2"><text:span text:style-name="T2">وَيَعْلَمُ مَا جَرَحْتُم بِالنَّهۭارۣ ثُــمَّ يَبْعَثُكُمْ فِيهِ لِيُقْضۭـيٰٓ أَجَـلٌ مُّسَمّيًؐ ثُمَّ إِلَيْهِ مَرْجِعُكُمْ ثُمَّ يُنَبِّيؖكُم بِمَا كُنتُمْ تَعْمَــلُونَؐ </text:span><text:span text:style-name="T3">(61)</text:span><text:span text:style-name="T2"> وَهُــوَ </text:span><text:span text:style-name="T5">۰</text:span><text:span text:style-name="T2">لْقَاهِــرُ فَوْقَ عِبَــادِهِؐ” وَيُرْسِلُ عَلَيْكُــمْ حَفَظَـةٗؐ حَتَّيٰٓ إِذَا جَــآءَ احَــدَكُــمُ </text:span><text:span text:style-name="T5">۴</text:span><text:span text:style-name="T2">لْمَــوْتتتُ تَوَفَّــتْــهُ رُسُلُنَـا وَهُــمْ لاَ يُفَرّۣطُونَؐ </text:span><text:span text:style-name="T3">(62)</text:span><text:span text:style-name="T2"> ثُمَّ رُدُّوٓاْ إِلَـي </text:span><text:span text:style-name="T5">۰</text:span><text:span text:style-name="T2">للَّهِ مَوْلۭيٰهُمُ </text:span><text:span text:style-name="T5">۴</text:span><text:span text:style-name="T2">لْحَقﱢّؐ أَلاَ لَهُ </text:span><text:span text:style-name="T5">۴</text:span><text:span text:style-name="T2">لْحُكْـــمُؐ وَهُوَ أَسْرَعُ </text:span><text:span text:style-name="T5">۴</text:span><text:span text:style-name="T2">لْحَــٰسِبِيـنَؐ </text:span><text:span text:style-name="T3">(63)</text:span><text:span text:style-name="T2"> قُـلْ مَنْ يُّنَجِّيكُم مِّـن ظُلُمَــٰـــتِ </text:span><text:span text:style-name="T5">۱</text:span><text:span text:style-name="T2">لْبَـــرّۣ وَاڤْبَحْرۣ تَدْعُونَهُ„ تَضَرُّعاً وَخُفْيَةً لَّــئِنَ اَنجَيْتَنَا مِنْ هَـٰذِهِ” لَنَكُونَنَّ مِنَ </text:span><text:span text:style-name="T5">۰</text:span><text:span text:style-name="T2">لشَّـٰكِرۣيـنَؐ </text:span><text:span text:style-name="T3">(64)</text:span><text:span text:style-name="T2"> قُلِ </text:span><text:span text:style-name="T5">۱</text:span><text:span text:style-name="T2">للَّهُ يُنجِيكُم مِّنْهَــا وَمِــن كُلِّ كَرْبٍ ثُــمَّ أَنتُــمْ تُشْرۣكُونَؐ </text:span><text:span text:style-name="T3">(65)</text:span><text:span text:style-name="T2"> قُلْ هُوَ </text:span><text:span text:style-name="T5">۰</text:span><text:span text:style-name="T2">لْقَادِرُ عَلَيٰٓ أَنْ يَّــبْعَــــثَ عَلَيْكُــمْ عَذَابــاً مِّن فَوْقِــكُــمُ; أَوْ مِـن تَحْــتِ أَرْجُلِــكُمُ; أَوْ يَلْبِسَــكُــمْ شِيَعــاً وَيُذِيـقَ بَعْضَكُــم بَأْسَ بَعْضٖؐ </text:span><text:span text:style-name="T5">۶</text:span><text:span text:style-name="T2">نظُـرْ كَــيْــفَ نُصَــرّۣفُ </text:span><text:span text:style-name="T5">۴</text:span><text:span text:style-name="T2">لاَيَـــٰــتِ لَعَلَّــهُــمْ يَــفْــقَــهُــونَؐ </text:span><text:span text:style-name="T3">(66)</text:span><text:span text:style-name="T2"> وَكَذَّبببَ بِهِ” قَــوْمُــــكَ وَهُــوَ </text:span><text:span text:style-name="T5">۰</text:span><text:span text:style-name="T2">لْحَقُّؐ قُـل لَّسْــــتُ عَلَيْكُــم بِوَكِيـلٍؐ لِّكُلِّ نَبَإٍ مُّسْتَقَــرٌّؐ وَسَــوْفَ تَــعْــلَــمُــونَؐ </text:span><text:span text:style-name="T3">(67)</text:span><text:span text:style-name="T2"> وَإِذَا رَأَيْــــتَ </text:span><text:span text:style-name="T5">۰</text:span><text:span text:style-name="T2">لذِيـنَ يَخُــوضُــونَ فِىٓ ءَايَـٰــتِــــنَــــا فَأَعْــرۣضْ عَنْــهُــــمْ حَتَّيٰ يَخُوضُــواْ فِى حَدِيــــثٖ غَيْــرۣهِؐ” وَإِمَّــــا</text:span></text:p>
      <text:p text:style-name="P3" loext:marker-style-name="T2"/>
      <text:p text:style-name="P4" loext:marker-style-name="T2"><text:span text:style-name="T2">15</text:span></text:p>
      <text:p text:style-name="P2" loext:marker-style-name="T2"><text:span text:style-name="T2">يُنسِيَنَّـــكَ </text:span><text:span text:style-name="T5">۰</text:span><text:span text:style-name="T2">لشَّيْطَـٰنُ فَلاَ تَقْعُــدْ بَعْــدَ </text:span><text:span text:style-name="T5">۰</text:span><text:span text:style-name="T2">لذِّكْــرۭيٰ مَعَ </text:span><text:span text:style-name="T5">۰</text:span><text:span text:style-name="T2">لْقَــوْمِ </text:span><text:span text:style-name="T5">۱</text:span><text:span text:style-name="T2">لظَّـٰلِمِيـنَؐ </text:span><text:span text:style-name="T3">(68)</text:span><text:span text:style-name="T2"> وَمَا عَلَـي </text:span><text:span text:style-name="T5">۰</text:span><text:span text:style-name="T2">لذِيـنَ يَتَّقُونَ مِـنْ حِسَابِهِــم مِّـن شَيْءٍؐ وَچَكِن ذِكْــرۭيٰ لَعَلَّهُــمْ يَتَّقُــونَؐ </text:span><text:span text:style-name="T3">(69)</text:span><text:span text:style-name="T2"> ® وَذَرۣ </text:span><text:span text:style-name="T5">۱</text:span><text:span text:style-name="T2">لذِيـنَ "تَّخَــذُواْ دِينَهُمْ لَعِبــاً وَلَهْواً وَغَرَّتْهُــمُ </text:span><text:span text:style-name="T5">۴</text:span><text:span text:style-name="T2">لْحَيَوٰةُ </text:span><text:span text:style-name="T5">۴</text:span><text:span text:style-name="T2">لدُّنْيۭــاؐ وَذَكِّــرْ بِــهِ“ أَن تُبْسَـلَ نَفْسٛ بِمَــا كَسَــبَــــتْ لَيْـسَ لَهَــا مِن دُونِ </text:span><text:span text:style-name="T5">۱</text:span><text:span text:style-name="T2">للَّــهِ وَلِيٌّ وَلاَ شَفِيعٌؐ وَإِن تَعْـدِلْ كُلَّ عَدْلٍ لاَّ يُوخَــذْ مِنْــهَــآؐ ٱُوْلَئِــكَ </text:span><text:span text:style-name="T5">۰</text:span><text:span text:style-name="T2">لذِينَ ٱُبْسِلُواْ بِمَــا كَسَبُواْ لَهُمْ شَرَابٌ مِّنْ حَمِيمٍ وَعَذَاب٘ اَلِيمٛ بِــمَــا كَانُواْ يَكْفُـرُونَؐ </text:span><text:span text:style-name="T3">(70)</text:span><text:span text:style-name="T2"> قُـلَ اَنَدْعُواْ مِن دُونِ </text:span><text:span text:style-name="T5">۱</text:span><text:span text:style-name="T2">للَّـهِ مَا لاَ يَنفَعُنَــا وَلاَ يَضُرُّنَــا وَنُرَدُّ عَلَيٰٓ أَعْقَابِنَــا بَعْدَ إِذْ هَدۭيٰنَــا </text:span><text:span text:style-name="T5">۰</text:span><text:span text:style-name="T2">للَّهُ كَاﻟــ﮲ 'سْــتَــهْــوَتْــهُ </text:span><text:span text:style-name="T5">۴</text:span><text:span text:style-name="T2">لشَّيَـٰطِيـنُ فِى </text:span><text:span text:style-name="T5">۱</text:span><text:span text:style-name="T2">لاَرْضِ حَــيْــرَانَؐ لَــهُ; أَصْحَـــٰـــبٌ يَدْعُونَــهُ; إِلَـي </text:span><text:span text:style-name="T5">۰</text:span><text:span text:style-name="T2">لْهُــدَي "يتِنَــاؐ قُـلِ اِنَّ هُدَي </text:span><text:span text:style-name="T5">۰</text:span><text:span text:style-name="T2">للَّــهِ هُــوَ </text:span><text:span text:style-name="T5">۰</text:span><text:span text:style-name="T2">لْهُــدۭيٰ وَٱُمِرْنَا لِنُسْلِمَ لِرَبببِّ </text:span><text:span text:style-name="T5">۱</text:span><text:span text:style-name="T2">لْعَـٰلَمِينَ </text:span><text:span text:style-name="T3">(71)</text:span><text:span text:style-name="T2"> وَأَنَ اَقِيمُواْ </text:span><text:span text:style-name="T5">۴</text:span><text:span text:style-name="T2">لصَّلَوٰةَ وَاتَّــقُــوهُؐ وَهُــوَ </text:span><text:span text:style-name="T5">۰ﻟ</text:span><text:span text:style-name="T2">ـذِىٓ إِلَيْــهِ تُحْشَرُونَؐ </text:span><text:span text:style-name="T3">(72)</text:span><text:span text:style-name="T2"> وَهُــوَ </text:span><text:span text:style-name="T5">۰ﻟ</text:span><text:span text:style-name="T2">ــ﮲ خَلَـقَ </text:span><text:span text:style-name="T5">۰</text:span><text:span text:style-name="T2">لسَّــمَــٰـوَ؛تِ وَالاَرْضَ بِالْحَقﱢّؐ وَيَوْمَ يَقُــولُ كُـنؐ فَــيَــكُــونُؐ </text:span><text:span text:style-name="T3">(73)</text:span><text:span text:style-name="T2"> قَــوْلُــهُ </text:span><text:span text:style-name="T5">۴</text:span><text:span text:style-name="T2">لْحَقُّؐ وَلَــهُ </text:span><text:span text:style-name="T5">۴</text:span><text:span text:style-name="T2">لْمُـلْـــكُؐ يَــوْمَ يُنفَخُ فِى </text:span><text:span text:style-name="T5">۱</text:span><text:span text:style-name="T2">لصُّـورۣؐ عَـٰلِمُ </text:span><text:span text:style-name="T5">۴</text:span><text:span text:style-name="T2">لْغَيْــــبِ وَالشَّهَـٰــدَةِؐ</text:span></text:p>
      <text:p text:style-name="P3" loext:marker-style-name="T2"/>
      <text:p text:style-name="P4" loext:marker-style-name="T2"><text:span text:style-name="T2">16</text:span></text:p>
      <text:p text:style-name="P2" loext:marker-style-name="T2"><text:span text:style-name="T2">وَهُوَ </text:span><text:span text:style-name="T5">۰</text:span><text:span text:style-name="T2">لْحَكِيــمُ </text:span><text:span text:style-name="T5">۴</text:span><text:span text:style-name="T2">لْخَبِيــرُؐ </text:span><text:span text:style-name="T3">(74)</text:span><text:span text:style-name="T2"> وَإِذْ قَــالَ إِبْرَ؛هِيــمُ لَأِبِيــهِ ءَازَرَ أَتَتَّخِــذُ أَصْنَــامــاٗ —الِهَةٗؐ اِنِّيَ أَرۭيٰــكَ وَقَــوْمَــكَ فِى ضَچَـلٍ مُّبِينٍؐ </text:span><text:span text:style-name="T3">(75)</text:span><text:span text:style-name="T2"> وَكَذَ؛لِــكَ نُــرۣىٓ إِبْرَ؛هِــيــمَ مَلَــكُــوتتتَ </text:span><text:span text:style-name="T5">۰</text:span><text:span text:style-name="T2">لسَّمَـٰوَ؛تتتِ وَالاَرْضِ وَلِيَكُونَ مِنَ </text:span><text:span text:style-name="T5">۰</text:span><text:span text:style-name="T2">لْمُوقِنِينَؐ </text:span><text:span text:style-name="T3">(76)</text:span><text:span text:style-name="T2"> فَلَمَّا جَنَّ عَلَيْهِ </text:span><text:span text:style-name="T5">۱</text:span><text:span text:style-name="T2">ليْلُ رۭءۭا كَوْكَباً قَالَ هَـٰذَا رَبِّىؐ فَلَمَّــآ أَفَلَ قَالَ لآَ ٱُحِــــبُّ </text:span><text:span text:style-name="T5">۴</text:span><text:span text:style-name="T2">لاَفِلِيـنَؐ </text:span><text:span text:style-name="T3">(77)</text:span><text:span text:style-name="T2"> فَــلَــمَّــــا رَءَا </text:span><text:span text:style-name="T5">۰</text:span><text:span text:style-name="T2">لْقَمَرَ بَازۣغــاً قَالَ هَـٰذَا رَبِّىؐ فَلَمَّــآ أَفَلَ قَــــالَ لَئِن لَّــمْ يَهْدِنِى رَبِّى لَأَكُــونَـنَّ مِنَ </text:span><text:span text:style-name="T5">۰</text:span><text:span text:style-name="T2">لْقَــوْمِ </text:span><text:span text:style-name="T5">۱</text:span><text:span text:style-name="T2">لضَّــآلِّـينَؐ </text:span><text:span text:style-name="T3">(78)</text:span><text:span text:style-name="T2"> فَلَمَّــا رَءَا </text:span><text:span text:style-name="T5">۰</text:span><text:span text:style-name="T2">لشَّمْسَ بَازۣغَةً قَالَ هَـٰذَا رَبِّى هَـٰذَآ أَكْبَــرُؐ فَلَمَّــآ أَفَلَــــتْ قَــالَ يَـٰــقَوْمِ إِنِّى بَرۣىٓءٌ مِّمَّــا تُشْــرۣكُــونَؐ </text:span><text:span text:style-name="T3">(79)</text:span><text:span text:style-name="T2"> إِنِّى وَجَّــهْــــتُ وَجْـهِيَ لِلـذِى فَطَرَ </text:span><text:span text:style-name="T5">۰</text:span><text:span text:style-name="T2">لسَّمَـٰوَ؛تِ وَالاَرْضَ حَنِيفاًؐ وَمَآ أَنَا مِـنَ </text:span><text:span text:style-name="T5">۰</text:span><text:span text:style-name="T2">لْمُشْرۣكِينَؐ </text:span><text:span text:style-name="T3">(80)</text:span><text:span text:style-name="T2"> ¥ وَحَــآجَّــهُ„ قَوْمُهُؐ, قَــالَ أَتُحَـٰٓجُّونِى فِى </text:span><text:span text:style-name="T5">۱</text:span><text:span text:style-name="T2">للَّــهِ وَقَــدْ هَدۭيٰـنِؐ وَلآَ أَخَــافُ مَا تُشْرۣكُــونَ بِهِ“ إِلٓاَّ أَنْ يَّشَــآءَ رَبِّى شَيْـــٔاًؐ وَسِــعَ رَبِّى كُـلَّ شَيْءٖ عِلْمــاٗؐ اَفَلاَ تَتَذَكَّرُونَؐ </text:span><text:span text:style-name="T3">(81)</text:span><text:span text:style-name="T2"> وَكَيْفَ أَخَافُ مَـــآ أَشْرَكْتُمْؐ وَلاَ تَخَافُونَ أَنَّكُــمُ; أَشْرَكْتُم بِاللَّهِ مَا لَــمْ يُنَــزّۣلْ بِهِ” عَلَيْكُمْ سُلْطَـٰناًؐ فَأَيُّ </text:span><text:span text:style-name="T5">۴</text:span><text:span text:style-name="T2">لْفَرۣيقَيْنِ أَحَـقُّ بِالاَمْنِ إِن كُنتُــمْ</text:span></text:p>
      <text:p text:style-name="P3" loext:marker-style-name="T2"/>
      <text:p text:style-name="P4" loext:marker-style-name="T2"><text:span text:style-name="T2">17</text:span></text:p>
      <text:p text:style-name="P2" loext:marker-style-name="T2"><text:span text:style-name="T2">تَعْلَمُونَؐ </text:span><text:span text:style-name="T3">(82)</text:span><text:span text:style-name="T2"> </text:span><text:span text:style-name="T5">۰</text:span><text:span text:style-name="T2">لذِينَ ءَامَنُواْ وَلَمْ يَلْبِسُــوٓاْ إِيمَــٰنَهُــم بِظُلْــمٖ </text:span><text:span text:style-name="T5">۷</text:span><text:span text:style-name="T2">وْلَئِكَ لَهُــمُ </text:span><text:span text:style-name="T5">۴</text:span><text:span text:style-name="T2">لاَمْنُ وَهُم مُّهْتَــدُونَؐ </text:span><text:span text:style-name="T3">(83)</text:span><text:span text:style-name="T2"> وَتِلْكَ حُجَّتُــنَــآ ءَاتَيْنَـٰهَــآ إِبْرَ؛هِيــمَ عَلَـيٰ قَوْمِهِؐ” نَرْفَــعُ دَرَجَـــٰــتِ مَـن نَّشَــــآءُؐ اِ۬نَّ رَبَّــكَ حَكِيــم٘ عَلِيــمٌؐ </text:span><text:span text:style-name="T3">(84)</text:span><text:span text:style-name="T2"> وَوَهَبْنَــا لَــهُ; إِسْحَـٰقَ وَيَعْــقُــوبَؐ كُلٗاّ هَدَيْنَــاؐ وَنُوحــاٗ هَدَيْنَــا مِـن قَـبْلُؐ وَمِـن ذُرّۣيَّتِــهِ” دَاوُﹼدَ وَسُلَيْمَـٰنَ وَأَيُّـوبَ وَيُوسُــفَ وَمُوسۭيٰ وَهَـٰــرُونَؐ وَكَذَ؛لِــكَ نَجْزۣى </text:span><text:span text:style-name="T5">۱</text:span><text:span text:style-name="T2">ڤْمُحْسِنِيـنَؐ </text:span><text:span text:style-name="T3">(85)</text:span><text:span text:style-name="T2"> وَزَكَرۣيَّــــآءَ وَيَحْيۭيٰ وَعِيسۭيٰ وَإِلْيَاسَؐ كُـلٌّ مِّنَ </text:span><text:span text:style-name="T5">۰</text:span><text:span text:style-name="T2">ڤصَّـٰڤِحِيـنَؐ </text:span><text:span text:style-name="T3">(86)</text:span><text:span text:style-name="T2"> وَإِسْمَــٰعِيـلَ وَالْيَسَعَ وَيُونُـسَ وَلُوطاًؐ وَكُلًاّ فَضَّلْنَا عَلَي </text:span><text:span text:style-name="T5">۰</text:span><text:span text:style-name="T2">لْعَــٰلَمِــيـنَؐ </text:span><text:span text:style-name="T3">(87)</text:span><text:span text:style-name="T2"> وَمِنَ —ابَــآئِهِــمْ وَذُرّۣيَّــٰتِــهِــمْ وَإِخْوَ؛نِــهِــمْؐ وَاجْتَبَيْنَــٰهُـمْ وَهَدَيْنَــٰـهُمُ; إِلَـيٰ صِــرَ؛طٍ مُّسْتَــقِــيــمٍؐ </text:span><text:span text:style-name="T3">(88)</text:span><text:span text:style-name="T2"> ذَ؛لِــكَ هُدَي </text:span><text:span text:style-name="T5">۰</text:span><text:span text:style-name="T2">للَّــهِ يَــهْدِى بِــهِ” مَنْ يَّشَــآءُ مِنْ عِبَــادِهِؐ” وَلَــوَ اَشْرَكُــواْ لَحَبِطَ عَنْهُم مَّا كَانُواْ يَعْمَلُونَؐ </text:span><text:span text:style-name="T3">(89)</text:span><text:span text:style-name="T2"> ٱُوْلَئِــكَ </text:span><text:span text:style-name="T5">۰</text:span><text:span text:style-name="T2">لذِينَ ءَاتَيْنَــٰهُمُ </text:span><text:span text:style-name="T5">۴</text:span><text:span text:style-name="T2">لْكِتَــٰـــبَ وَالْحُكْــمَ وَالنُّبُوٓءَةَؐ فَإِنْ يَّكْفُــرْ بِهَــا هَــٰٓؤُلآَءِ فَقَــدْ وَكَّلْنَا بِهَــا قَوْماً لَّيْسُواْ بِهَــا بِكۭـٰفِـرۣيـنَؐ </text:span><text:span text:style-name="T3">(90)</text:span><text:span text:style-name="T2"> ٱُوْلَئِكَ </text:span><text:span text:style-name="T5">۰</text:span><text:span text:style-name="T2">لــذِينَ هَدَي </text:span><text:span text:style-name="T5">۰</text:span><text:span text:style-name="T2">للَّهُ فَبِهُدۭيٰهُمُ èقْتَدِهْؐ قُل لٓاَّ أَسْـــَٔـلُكُــمْ عَلَيْــهِ أَجْــراٗؐ</text:span></text:p>
      <text:p text:style-name="P3" loext:marker-style-name="T2"/>
      <text:p text:style-name="P4" loext:marker-style-name="T2"><text:span text:style-name="T2">18</text:span></text:p>
      <text:p text:style-name="P2" loext:marker-style-name="T2"><text:span text:style-name="T2">اِنْ هُوَ إِلاَّ ذِكْــرۭيٰ لِلْعَــٰـلَمِيـنَؐ </text:span><text:span text:style-name="T3">(91)</text:span><text:span text:style-name="T2"> ® وَمَــا قَــدَرُواْ </text:span><text:span text:style-name="T5">۴</text:span><text:span text:style-name="T2">للَّــهَ حَقَّ قَدْرۣهِ“ إِذْ قَالُواْ مَــآ أَنــزَلَ </text:span><text:span text:style-name="T5">۰</text:span><text:span text:style-name="T2">للَّهُ عَلَـيٰ بَشَرٍمِّن شَيْءٍؐ قُـلْ مَنَ اَنــزَلَ </text:span><text:span text:style-name="T5">۰</text:span><text:span text:style-name="T2">لْكِتَــٰـــبَ </text:span><text:span text:style-name="T5">۰ﻟ﮲</text:span><text:span text:style-name="T2"> جَآءَ بِــهِ” مُوسۭيٰ نُوراً وَهُديً لِّلنَّاسِؐ تَجْعَــلُــونَــهُ„ قَرَاطِيسَ تُبْدُونَهَــا وَتُخْفُونَ كَثِيراًؐ وَعُلِّمْتُم مَّا لَمْ تَعْلَمُوٓاْ أَنــتُــمْ وَلآَ ءَابَــآؤُكُــمْ قُـلِ </text:span><text:span text:style-name="T5">۱</text:span><text:span text:style-name="T2">للَّــهُؐ ثُــمَّ ذَرْهُــمْ فِى خَوْضِــهِــــمْ يَلْعَــبُــونَؐ </text:span><text:span text:style-name="T3">(92)</text:span><text:span text:style-name="T2"> وَهَــٰذَا كِتَــٰـــب٘ اَنزَلْنَــٰـهُ مُبَــٰـرَكككٌ مُّصَـدِّقُ </text:span><text:span text:style-name="T5">۴ﻟ﮲</text:span><text:span text:style-name="T2"> بَيْنَ يَدَيْهِ وَلِتُنذِرَ ٱُمَّ </text:span><text:span text:style-name="T5">۰</text:span><text:span text:style-name="T2">لْقُــرۭيٰ وَمَنْ حَوْلَهَــاؐ وَالذِيـنَ يُومِنُــونَ بِالاَخِرَةِ يُومِنُــونَ بِهِ” وَهُــمْ عَلَيٰ صَلاَتِــهِــمْ يُحَافِظُــونَؐ </text:span><text:span text:style-name="T3">(93)</text:span><text:span text:style-name="T2"> وَمَـنَ اَظْلَمُ مِمَّـنِ 'فْتَرۭيٰ عَلَي </text:span><text:span text:style-name="T5">۰</text:span><text:span text:style-name="T2">للَّهِ كَذِبــاٗ اَوْ قَــالَ ٱُوحِيَ إِلَيَّ وَلَمْ يُوحَ إِلَيْهِ شَيْءٌ وَمَن قَالَ سَٱُنــزۣلُ مِثْـلَ مَــآ أَنــزَلَ </text:span><text:span text:style-name="T5">۰</text:span><text:span text:style-name="T2">للَّهُؐ وَلَوْ تَرۭيٰٓ إِذِ </text:span><text:span text:style-name="T5">۱</text:span><text:span text:style-name="T2">لظَّـٰلِمُونَ فِى غَمَرَ؛تتتِ </text:span><text:span text:style-name="T5">۱</text:span><text:span text:style-name="T2">لْمَوْتتتِ وَالْمَلَئِكَةُ بَاسِطُوٓاْ أَيْدِيهِمُ; أَخْرۣجُوٓاْ أَنفُسَكُمُؐ </text:span><text:span text:style-name="T5">۴</text:span><text:span text:style-name="T2">لْيَــوْمَ تُجْــزَوْنَ عَـذَابَ </text:span><text:span text:style-name="T5">۰</text:span><text:span text:style-name="T2">لْهُــونِ بِمَــا كُنــتُــمْ تَقُولُونَ عَلَي </text:span><text:span text:style-name="T5">۰</text:span><text:span text:style-name="T2">للَّهِ غَيْــرَ </text:span><text:span text:style-name="T5">۰</text:span><text:span text:style-name="T2">لْحَقِّ وَكُــنــتُــمْ عَـنَ —ايَـٰتِــهِ” تَسْتَكْبِــرُونَؐ </text:span><text:span text:style-name="T3">(94)</text:span><text:span text:style-name="T2"> وَلَقَدْ جِــيؔــتُــمُــونَــا فُرَ؛دۭيٰ كَمَــــا خَلَقْنَــٰكُمُ; أَوَّلَ مَرَّةٍ وَتَرَكْتُم مَّا خَوَّلْنَــٰكُمْ وَرَآءَ ظُهُورۣكُمْؐ</text:span></text:p>
      <text:p text:style-name="P3" loext:marker-style-name="T2"/>
      <text:p text:style-name="P4" loext:marker-style-name="T2"><text:span text:style-name="T2">19</text:span></text:p>
      <text:p text:style-name="P2" loext:marker-style-name="T2"><text:span text:style-name="T2">وَمَا نَرۭيٰ مَعَكُمْ شُفَعَآءَكُمُ </text:span><text:span text:style-name="T5">۴</text:span><text:span text:style-name="T2">لذِينَ زَعَمْتُمُ; أَنَّهُمْ فِيكُــمْ شُرَكَــٰٓـؤُاْؐ لَقَــد تَّقَطَّــعَ بَيْنَكُمْ وَضَلَّ عَنكُم مَّــا كُنــتُــمْ تَـزْعُــمُــونَؐ </text:span><text:span text:style-name="T3">(95)</text:span><text:span text:style-name="T2"> © إِنَّ </text:span><text:span text:style-name="T5">۰</text:span><text:span text:style-name="T2">للَّهَ فَــٰلِقُ </text:span><text:span text:style-name="T5">۴</text:span><text:span text:style-name="T2">لْحَــــبِّ وَالنَّــوۭيٰؐ يُخْرۣجُ </text:span><text:span text:style-name="T5">۴</text:span><text:span text:style-name="T2">لْحَيَّ مِنَ </text:span><text:span text:style-name="T5">۰</text:span><text:span text:style-name="T2">لْمَيِّــتِ وَمُخْرۣجُ </text:span><text:span text:style-name="T5">۴</text:span><text:span text:style-name="T2">لْمَيِّــتِ مِنَ </text:span><text:span text:style-name="T5">۰</text:span><text:span text:style-name="T2">لْحَيﱢّؐ ذَ؛لِكُمُ </text:span><text:span text:style-name="T5">۴</text:span><text:span text:style-name="T2">للَّهُؐ فَأَنّۭيٰ تُــوفَـكُــونَؐ </text:span><text:span text:style-name="T3">(96)</text:span><text:span text:style-name="T2"> فَالِقُ </text:span><text:span text:style-name="T5">۴</text:span><text:span text:style-name="T2">لِاصْبَـاحِ وَجَــٰعِـلُ </text:span><text:span text:style-name="T5">۴</text:span><text:span text:style-name="T2">ليْلِ سَكَــنــاًؐ وَالشَّمْـسَ وَالْقَــمَــرَ حُسْبَــٰنـاًؐ ذَ؛لِكَ تَقْدِيــرُ </text:span><text:span text:style-name="T5">۴</text:span><text:span text:style-name="T2">لْعَزۣيــزۣ </text:span><text:span text:style-name="T5">۱</text:span><text:span text:style-name="T2">لْعَلِيــمِؐ </text:span><text:span text:style-name="T3">(97)</text:span><text:span text:style-name="T2"> وَهُــوَ </text:span><text:span text:style-name="T5">۰ﻟ﮲</text:span><text:span text:style-name="T2"> جَــعَـلَ لَكُمُ </text:span><text:span text:style-name="T5">۴</text:span><text:span text:style-name="T2">لنُّجُومَ لِتَـهْــتَـدُواْ بِــهَــا فِى ظُلُمَــٰـــتِ </text:span><text:span text:style-name="T5">۱</text:span><text:span text:style-name="T2">لْبَــرّۣ وَاڤْبَحْــرۣؐ قَــدْ فَصَّلْــنَــا </text:span><text:span text:style-name="T5">۰</text:span><text:span text:style-name="T2">لاَيَــٰـــتِ لِقَــوْمٍ يَعْلَمُــونَؐ </text:span><text:span text:style-name="T3">(98)</text:span><text:span text:style-name="T2"> وَهُــوَ </text:span><text:span text:style-name="T5">۰ﻟ</text:span><text:span text:style-name="T2">ـذِىٓ أَنشَـأَكُــــم مِّـن نَّـفْـسٍ وَ؛حِدَةٍ فَمُسْـتَـقَــرٌّ وَمُسْــتَــوْدَعٌؐ قَــدْ فَصَّــلْنَــا </text:span><text:span text:style-name="T5">۰</text:span><text:span text:style-name="T2">لاَيَــٰـــتِ لِقَوْمٍ يَفْقَهُــونَؐ </text:span><text:span text:style-name="T3">(99)</text:span><text:span text:style-name="T2"> وَهُوَ </text:span><text:span text:style-name="T5">۰ﻟ</text:span><text:span text:style-name="T2">ـذِىٓ أَنزَلَ مِـنَ </text:span><text:span text:style-name="T5">۰</text:span><text:span text:style-name="T2">لسَّمَــآءِ مَــآءً فَأَخْرَجْــنَــا بِهِ” نَبَـاتَ كُـلِّ شَيْءٍ فَأَخْرَجْــنَــا مِنْهُ خَضِــراً نُّخْرۣجُ مِنْــهُ حَــبّــاً مُّتَرَاكِباً وَمِـنَ </text:span><text:span text:style-name="T5">۰</text:span><text:span text:style-name="T2">لنَّخْلِ مِن طَلْعِهَـا قِنْــوَانٌ دَانِيَــةٌ وَجَــنَّــٰـــتٍ مِّنَ اَعْنَــٰــبٍ وَالزَّيْتُونَ وَالرُّمَّــانَ مُشْتَبِهــاً وَغَيْرَ مُتَشَــٰبِــهٖؐ </text:span><text:span text:style-name="T5">۶</text:span><text:span text:style-name="T2">نظُــرُوٓاْ إِلَـيٰ ثَمَــرۣهِ“ إِذَآ أَثْمَــرَ وَيَنْعِــهِؐ“ إِنَّ فِى ذَ؛لِكُــمْ ءَلاَيَــٰـــتٍ لِّــقَــوْمٍ يُومِــنُــونَؐ </text:span><text:span text:style-name="T3">(100)</text:span><text:span text:style-name="T2"> وَجَــعَــلُــواْ لِلهِ شُــرَكَــآءَ </text:span><text:span text:style-name="T5">۰</text:span><text:span text:style-name="T2">لْجِنَّ وَخَــلَــقَــهُــــمْؐ</text:span></text:p>
      <text:p text:style-name="P3" loext:marker-style-name="T2"/>
      <text:p text:style-name="P4" loext:marker-style-name="T2"><text:span text:style-name="T2">140</text:span></text:p>
      <text:p text:style-name="P2" loext:marker-style-name="T2"><text:span text:style-name="T2">وَخَرَّقُواْ لَهُ„ بَنِيـنَ وَبَنَـــٰــتٙ بِغَيْرۣ عِــلْــمٍؐ سُبْحَـــٰنَــهُ„ وَتَعَــٰلۭـيٰ عَمَّــا يَصِفُــونَؐ </text:span><text:span text:style-name="T3">(101)</text:span><text:span text:style-name="T2"> بَدِيــعُ </text:span><text:span text:style-name="T5">۴</text:span><text:span text:style-name="T2">لسَّمَـــٰوَ؛تِ وَالاَرْضِؐ أَنّۭيٰ يَكُونُ لَــهُ„ وَلَدٌ وَلَمْ تَكُن لَّهُ„ صَـٰحِبَةٌؐ وَخَلَقَ كُلَّ شَيْءٍؐ وَهُوَ بِكُلِّ شَيْءٖ عَلِيــمٌؐ </text:span><text:span text:style-name="T3">(102)</text:span><text:span text:style-name="T2"> ذَ؛لِكُــمُ </text:span><text:span text:style-name="T5">۴</text:span><text:span text:style-name="T2">للَّهُ رَبُّكُــمْؐ لآَ إِچَهَ إِلاَّ هُوَؐ خَــٰلِقُ كُـلِّ شَيْءٍؐ فَاعْبُدُوهُؐ وَهُوَ عَلَيٰ كُـلِّ شَيْءٍ وَكِيلٌؐ </text:span><text:span text:style-name="T3">(103)</text:span><text:span text:style-name="T2"> ® لاَّ تُدْرۣكُهُ </text:span><text:span text:style-name="T5">۴</text:span><text:span text:style-name="T2">لاَبْصَـٰرُؐ وَهُوَ يُدْرۣكككُ </text:span><text:span text:style-name="T5">۴</text:span><text:span text:style-name="T2">لاَبْصَـٰرَؐ وَهُوَ </text:span><text:span text:style-name="T5">۰</text:span><text:span text:style-name="T2">للَّطِيفُ </text:span><text:span text:style-name="T5">۴</text:span><text:span text:style-name="T2">لْخَبِيرُؐ </text:span><text:span text:style-name="T3">(104)</text:span><text:span text:style-name="T2"> قَدْ جَآءَكُم بَصَآئِرُ مِن رَّبِّكُمْؐ فَمَنَ اَبْصَرَ فَلِنَفْسِهِ” وَمَنْ عَمِيَ فَعَلَيْهَاؐ وَمَآ أَنَا عَلَيْكُم بِحَفِيظٍؐ </text:span><text:span text:style-name="T3">(105)</text:span><text:span text:style-name="T2"> وَكَذَ؛لِــكَ نُصَرّۣفُ </text:span><text:span text:style-name="T5">۴</text:span><text:span text:style-name="T2">لاَيَـٰــتِ وَلِيَقُولُواْ دَرَسْــتَ وَلِنُبَيِّنَهُ„ لِقَوْمٍ يَعْلَمُونَؐ </text:span><text:span text:style-name="T3">(106)</text:span><text:span text:style-name="T2"> "تَّبِعْ مَآ ٱُوحِيَ إِلَيْكَ مِن رَّبِّكَؐ لآَ إِچَهَ إِلاَّ هُوَؐ وَأَعْرۣضْ عَنِ </text:span><text:span text:style-name="T5">۱</text:span><text:span text:style-name="T2">لْمُشْرۣكِينَؐ </text:span><text:span text:style-name="T3">(107)</text:span><text:span text:style-name="T2"> وَلَوْ شَآءَ </text:span><text:span text:style-name="T5">۰</text:span><text:span text:style-name="T2">للَّهُ مَآ أَشْرَكُواْؐ وَمَا جَعَلْنَــٰـــكَ عَلَيْهِمْ حَفِيظاًؐ وَمَآ أَنــتَ عَلَيْهِم بِوَكِيلٍؐ </text:span><text:span text:style-name="T3">(108)</text:span><text:span text:style-name="T2"> وَلاَ تَسُبُّواْ </text:span><text:span text:style-name="T5">۴</text:span><text:span text:style-name="T2">لذِيـنَ يَدْعُونَ مِن دُونِ </text:span><text:span text:style-name="T5">۱</text:span><text:span text:style-name="T2">للَّهِ فَيَسُبُّواْ </text:span><text:span text:style-name="T5">۴</text:span><text:span text:style-name="T2">للَّهَ عَدْواَۢ بِغَيْرۣ عِلْمٍؐ كَذَ؛لِــكَ زَيَّنَّا لِكُلِّ ٱُمَّةٖ عَمَلَهُمْؐ ثُمَّ إِلَيٰ رَبِّهِم مَّرْجِعُهُــمْ فَيُنَبِّيؖهُم بِمَا كَانُواْ يَعْمَلُونَؐ </text:span><text:span text:style-name="T3">(109)</text:span><text:span text:style-name="T2"> وَأَقْسَمُواْ بِاللَّهِ جَهْدَ</text:span></text:p>
      <text:p text:style-name="P3" loext:marker-style-name="T2"/>
      <text:p text:style-name="P4" loext:marker-style-name="T2"><text:span text:style-name="T2">141</text:span></text:p>
      <text:p text:style-name="P2" loext:marker-style-name="T2"><text:span text:style-name="T2">أَيْمَـٰنِهِمْ لَـئِـن جَآءَتْهُمُ; ءَايَةٌ لَّيُومِنُـنَّ بِهَاؐ قُـلِ اِنَّمَا </text:span><text:span text:style-name="T5">۰</text:span><text:span text:style-name="T2">لاَيَــٰــتُ عِندَ </text:span><text:span text:style-name="T5">۰</text:span><text:span text:style-name="T2">للَّهِؐ وَمَا يُشْعِرُكُمُؐ; أَنَّهَآ إِذَا جَآءَتتتْ لاَ يُومِنُونَؐ </text:span><text:span text:style-name="T3">(110)</text:span><text:span text:style-name="T2"> وَنُقَلِّــبُ أَفْـِٕدَتَهُمْ وَأَبْصَــٰـرَهُمْ كَــمَــا لَــمْ يُومِنُــواْ بِهِ“ أَوَّلَ مَرَّةٍ وَنَذَرُهُمْ فِى طُغْيَــٰنِهِمْ يَعْمَهُونَؐ </text:span><text:span text:style-name="T3">(111)</text:span><text:span text:style-name="T2"> ¤ وَلَوَ اَنَّنَا نَزَّلْنَآ إِلَيْهِمُ </text:span><text:span text:style-name="T5">۴</text:span><text:span text:style-name="T2">لْمَلَئِكَةَ وَكَلَّمَهُمُ </text:span><text:span text:style-name="T5">۴</text:span><text:span text:style-name="T2">لْمَوْتۭيٰ وَحَشَرْنَا عَلَيْهِمْ كُلَّ شَيْءٍ قِبَلًا مَّا كَانُواْ لِيُومِنُوٓاْ إِلٓاَّ أَنْ يَّشَآءَ </text:span><text:span text:style-name="T5">۰</text:span><text:span text:style-name="T2">للَّهُؐ وَچَكِنَّ أَكْثَرَهُمْ يَجْهَلُونَؐ </text:span><text:span text:style-name="T3">(112)</text:span><text:span text:style-name="T2"> وَكَذَ؛لِــكَ جَعَلْنَا لِكُلِّ نَبِىٓءٖ عَدُوّاً شَيَـٰطِيـنَ </text:span><text:span text:style-name="T5">۰</text:span><text:span text:style-name="T2">لِانسِ وَالْجِنِّ يُوحِى بَعْضُهُمُ; إِلَيٰ بَعْضٍ زُخْرُفَ </text:span><text:span text:style-name="T5">۰</text:span><text:span text:style-name="T2">لْقَوْلِ غُرُوراًؐ وَلَوْ شَآءَ رَبُّــكَ مَا فَعَلُوهُؐ فَذَرْهُمْ وَمَا يَفْتَرُونَؐ </text:span><text:span text:style-name="T3">(113)</text:span><text:span text:style-name="T2"> وَلِتَصْغۭيٰٓ إِلَيْهِ أَفْـِٕدَةُ </text:span><text:span text:style-name="T5">۴</text:span><text:span text:style-name="T2">لذِينَ لاَ يُومِنُــونَ بِالاَخِرَةِ وَلِيَرْضَوْهُ وَلِيَقْتَرۣفُواْ مَا هُم مُّقْتَرۣفُونَؐ </text:span><text:span text:style-name="T3">(114)</text:span><text:span text:style-name="T2"> أَفَغَيْرَ </text:span><text:span text:style-name="T5">۰</text:span><text:span text:style-name="T2">للَّهِ أَبْتَغِى حَكَماً وَهُوَ </text:span><text:span text:style-name="T5">۰ﻟ</text:span><text:span text:style-name="T2">ـذِىٓ أَنزَلَ إِلَيْكُمُ </text:span><text:span text:style-name="T5">۴</text:span><text:span text:style-name="T2">لْكِتَــٰـــبَ مُفَصَّلًؐا وَالذِيـنَ ءَاتَيْنَــٰهُمُ </text:span><text:span text:style-name="T5">۴</text:span><text:span text:style-name="T2">لْكِتَــٰــبَ يَعْلَمُونَ أَنَّهُ„ مُنزَلٌ مِّن رَّبِّــكَ بِالْحَـقﱢّؐ فَلاَ تَكُونَنَّ مِنَ </text:span><text:span text:style-name="T5">۰</text:span><text:span text:style-name="T2">لْمُمْتَرۣينَؐ </text:span><text:span text:style-name="T3">(115)</text:span><text:span text:style-name="T2"> وَتَــمَّــــتْ كَلِمَــٰــتُ رَبِّكَ صِدْقاً وَعَدْلًؐا لاَّ مُبَدِّلَ لِكَلِمَــٰتِهِؐ”</text:span></text:p>
      <text:p text:style-name="P3" loext:marker-style-name="T2"/>
      <text:p text:style-name="P4" loext:marker-style-name="T2"><text:span text:style-name="T2">142</text:span></text:p>
      <text:p text:style-name="P2" loext:marker-style-name="T2"><text:span text:style-name="T2">وَهُوَ </text:span><text:span text:style-name="T5">۰</text:span><text:span text:style-name="T2">لسَّمِيعُ </text:span><text:span text:style-name="T5">۴</text:span><text:span text:style-name="T2">لْعَلِيمُؐ </text:span><text:span text:style-name="T3">(116)</text:span><text:span text:style-name="T2"> وَإِن تُطِعَ اَكْثَرَ مَـن فِى </text:span><text:span text:style-name="T5">۱</text:span><text:span text:style-name="T2">لاَرْضِ يُضِلُّوكككَ عَن سَبِيلِ </text:span><text:span text:style-name="T5">۱</text:span><text:span text:style-name="T2">للَّهِؐ إِنْ يَّتَّبِعُونَ إِلاَّ </text:span><text:span text:style-name="T5">۰</text:span><text:span text:style-name="T2">لظَّنَّؐ وَإِنْ هُمُ; إِلاَّ يَخْرُصُونَؐ </text:span><text:span text:style-name="T3">(117)</text:span><text:span text:style-name="T2"> إِنَّ رَبَّــكَ هُوَ أَعْلَمُ مَنْ يَّضِلُّ عَن سَبِيلِهِؐ” وَهُوَ أَعْلَمُ بِالْمُهْتَدِينَؐ </text:span><text:span text:style-name="T3">(118)</text:span><text:span text:style-name="T2"> فَكُلُواْ مِمَّا ذُكِرَ "سْمُ </text:span><text:span text:style-name="T5">۴</text:span><text:span text:style-name="T2">للَّهِ عَلَيْهِ إِن كُنتُم بِـَٔايَــٰتِهِ” مُومِنِيـنَؐ </text:span><text:span text:style-name="T3">(119)</text:span><text:span text:style-name="T2"> وَمَا لَكُمُ; أَلاَّ تَاكُلُواْ مِمَّا ذُكِرَ "سْمُ </text:span><text:span text:style-name="T5">۴</text:span><text:span text:style-name="T2">للَّهِ عَلَيْهِ وَقَدْ فَصَّلَ لَكُم مَّا حَرَّمَ عَلَيْكُمُ; إِلاَّ مَا </text:span><text:span text:style-name="T5">۸</text:span><text:span text:style-name="T2">ضْطُرۣرْتُمُ; إِلَيْهِؐ وَإِنَّ كَثِيراً لَّيَضِلُّونَ بِأَهْوَآئِهِم بِغَيْرۣ عِلْمٖؐ اِنَّ رَبَّــكَ هُوَ أَعْلَمُ بِالْمُعْتَدِينَؐ </text:span><text:span text:style-name="T3">(120)</text:span><text:span text:style-name="T2"> ® وَذَرُواْ ظَـٰهِرَ </text:span><text:span text:style-name="T5">۰</text:span><text:span text:style-name="T2">لِاثْمِ وَبَاطِنَهُؐ; إِنَّ </text:span><text:span text:style-name="T5">۰</text:span><text:span text:style-name="T2">لذِينَ يَكْسِبُونَ </text:span><text:span text:style-name="T5">۰</text:span><text:span text:style-name="T2">لِاثْمَ سَيُجْزَوْنَ بِمَا كَانُواْ يَقْتَرۣفُونَؐ </text:span><text:span text:style-name="T3">(121)</text:span><text:span text:style-name="T2"> وَلاَ تَاكُلُواْ مِمَّا لَمْ يُذْكَرۣ 'سْمُ </text:span><text:span text:style-name="T5">۴</text:span><text:span text:style-name="T2">للَّهِ عَلَيْهِ وَإِنَّهُ„ لَفِسْقٌؐ وَإِنَّ </text:span><text:span text:style-name="T5">۰</text:span><text:span text:style-name="T2">لشَّيَـٰطِينَ لَيُوحُونَ إِلَيٰٓ أَوْلِيَآئِهِمْ ڤِيُجَـٰدِلُوكُمْؐ وَإِنننَ اَطَعْتُمُوهُمُ; إِنَّكُمْ لَمُشْرۣكُونَؐ </text:span><text:span text:style-name="T3">(122)</text:span><text:span text:style-name="T2"> أَوَمَـن كَانَ مَيِّتاً فَأَحْيَيْنَــٰهُ وَجَعَلْنَا لَهُ„ نُوراً يَمْشِى بِهِ” فِى </text:span><text:span text:style-name="T5">۱</text:span><text:span text:style-name="T2">لنَّاسِ كَمَن مَّثَلُهُ„ فِى </text:span><text:span text:style-name="T5">۱</text:span><text:span text:style-name="T2">لظُّلُمَــٰــتِ لَيْسَ بِخَارۣجٍ مِّنْهَاؐ كَذَ؛لِــكَ زُيِّنَ لِلْكۭـٰفِـرۣينَ مَا كَانُواْ يَعْمَلُونَؐ </text:span><text:span text:style-name="T3">(123)</text:span></text:p>
      <text:p text:style-name="P3" loext:marker-style-name="T2"/>
      <text:p text:style-name="P4" loext:marker-style-name="T2"><text:span text:style-name="T2">14</text:span></text:p>
      <text:p text:style-name="P2" loext:marker-style-name="T2"><text:span text:style-name="T2">وَكَذَ؛لِــكَ جَعَلْنَا فِى كُلِّ قَرْيَةٖ اَكَـٰبِرَ مُجْرۣمِيهَا لِيَمْكُرُواْ فِيهَاؐ وَمَا يَمْكُرُونَ إِلاَّ بِأَنفُسِهِمْ وَمَا يَشْعُرُونَؐ </text:span><text:span text:style-name="T3">(124)</text:span><text:span text:style-name="T2"> وَإِذَا جَآءَتْهُمُ; ءَايَةٌ قَالُواْ لَن نُّومِنَ حَتَّيٰ نُوتۭيٰ مِثْلَ مَآ ٱُوتِـيَ رُسُلُ </text:span><text:span text:style-name="T5">۴</text:span><text:span text:style-name="T2">للَّهِؐ </text:span><text:span text:style-name="T5">۱</text:span><text:span text:style-name="T2">للَّهُ أَعْلَمُ حَيْثُ يَجْعَلُ رۣسَــٰچَتِهِؐ” سَيُصِيــبُ </text:span><text:span text:style-name="T5">۴</text:span><text:span text:style-name="T2">لذِينَ أَجْرَمُواْ صَغَار٘ عِندَ </text:span><text:span text:style-name="T5">۰</text:span><text:span text:style-name="T2">للَّهِ وَعَذَابٌ شَدِيدٛ بِمَا كَانُــواْ يَمْكُرُونَؐ </text:span><text:span text:style-name="T3">(125)</text:span><text:span text:style-name="T2"> فَمَنْ يُّرۣدِ </text:span><text:span text:style-name="T5">۱</text:span><text:span text:style-name="T2">للَّهُ أَنْ يَّهْدِيَهُ„ يَشْرَحْ صَدْرَهُ„ لِلِاسْچَمِؐ وَمَنْ يُّرۣدَ اَنْ يُّضِلَّهُ„ يَجْعَلْ صَدْرَهُ„ ضَيِّقاٗ حَرۣجاً كَأَنَّمَا يَصَّعَّدُ فِى </text:span><text:span text:style-name="T5">۱</text:span><text:span text:style-name="T2">لسَّمَآءِؐ كَذَ؛لِــكَ يَجْعَلُ </text:span><text:span text:style-name="T5">۴</text:span><text:span text:style-name="T2">للَّهُ </text:span><text:span text:style-name="T5">۴</text:span><text:span text:style-name="T2">لرّۣجْسَ عَـلَي </text:span><text:span text:style-name="T5">۰</text:span><text:span text:style-name="T2">لذِينَ لاَ يُومِنُونَؐ </text:span><text:span text:style-name="T3">(126)</text:span><text:span text:style-name="T2"> وَهَـٰذَا صِرَ؛طُ رَبِّكَ مُسْتَقِيماًؐ قَدْ فَصَّلْنَا </text:span><text:span text:style-name="T5">۰</text:span><text:span text:style-name="T2">لاَيَـٰــتِ لِقَوْمٍ يَذَّكَّرُونَؐ </text:span><text:span text:style-name="T3">(127)</text:span><text:span text:style-name="T2"> © لَهُمْ دَارُ </text:span><text:span text:style-name="T5">۴</text:span><text:span text:style-name="T2">لسَّچَمِ عِندَ رَبِّهِمْؐ وَهُوَ وَلِيُّهُم بِمَا كَانُواْ يَعْمَلُونَؐ </text:span><text:span text:style-name="T3">(128)</text:span><text:span text:style-name="T2"> وَيَــوْمَ نَحْشُرُهُمْ جَمِيعاً يَـٰمَعْشَرَ </text:span><text:span text:style-name="T5">۰</text:span><text:span text:style-name="T2">لْجِـنِّ قَدِ 'سْتَكْثَرْتُم مِّـنَ </text:span><text:span text:style-name="T5">۰</text:span><text:span text:style-name="T2">لِانسِؐ وَقَالَ أَوْلِيَآؤُهُم مِّنَ </text:span><text:span text:style-name="T5">۰</text:span><text:span text:style-name="T2">لِانسِ رَبَّـنَا "سْتَمْتَعَ بَعْضُنَا بِبَعْضٍ وَبَلَغْنَآ أَجَلَنَا </text:span><text:span text:style-name="T5">۰ﻟ</text:span><text:span text:style-name="T2">ـذِىٓ أَجَّلْتَ لَنَاؐ قَالَ </text:span><text:span text:style-name="T5">۰</text:span><text:span text:style-name="T2">لنَّارُ مَثْوۭيٰكُمْ خَـٰلِدِينَ فِيهَآ إِلاَّ مَا شَــآءَ </text:span><text:span text:style-name="T5">۰</text:span><text:span text:style-name="T2">للَّهُؐ إِنَّ رَبَّكَ حَكِيــم٘ عَلِيــمٌؐ </text:span><text:span text:style-name="T3">(129)</text:span></text:p>
      <text:p text:style-name="P3" loext:marker-style-name="T2"/>
      <text:p text:style-name="P4" loext:marker-style-name="T2"><text:span text:style-name="T2">144</text:span></text:p>
      <text:p text:style-name="P2" loext:marker-style-name="T2"><text:span text:style-name="T2">وَكَذَ؛لِــكَ نُوَلِّى بَعْضَ </text:span><text:span text:style-name="T5">۰</text:span><text:span text:style-name="T2">لظَّـٰلِمِينَ بَعْضاَۢ بِمَا كَانُواْ يَكْسِبُونَؐ </text:span><text:span text:style-name="T3">(130)</text:span><text:span text:style-name="T2"> يَـٰمَعْشَرَ </text:span><text:span text:style-name="T5">۰</text:span><text:span text:style-name="T2">لْجِنِّ وَالِانـسِ أَلَمْ يَاتِكُمْ رُسُلٌ مِّنكُمْ يَقُصُّونَ عَلَيْكُمُ; ءَايَـٰتِى وَيُنذِرُونَكُمْ لِقَآءَ يَوْمِكُمْ هَـٰذَاؐ قَالُواْ شَهِدْنَا عَلَـيٰٓ أَنفُسِنَاؐ وَغَرَّتْهُمُ </text:span><text:span text:style-name="T5">۴</text:span><text:span text:style-name="T2">لْحَيَوٰةُ </text:span><text:span text:style-name="T5">۴</text:span><text:span text:style-name="T2">لدُّنْيۭا وَشَهِدُواْ عَلَـيٰٓ أَنفُسِهِمُ; أَنَّهُمْ كَانُواْ كۭـٰفِـرۣينَؐ </text:span><text:span text:style-name="T3">(131)</text:span><text:span text:style-name="T2"> ذَ؛لِكَ أَن لَّمْ يَكُن رَّبُّــكَ مُهْلِكَ </text:span><text:span text:style-name="T5">۰</text:span><text:span text:style-name="T2">لْقُرۭيٰ بِظُلْمٍ وَأَهْلُهَا غَـٰفِلُونَؐ </text:span><text:span text:style-name="T3">(132)</text:span><text:span text:style-name="T2"> وَلِكُلٍّ دَرَجَـٰــتٌ مِّمَّا عَمِلُواْؐ وَمَا رَبُّــكَ بِغَــٰفِلٖ عَمَّا يَعْمَلُونَؐ </text:span><text:span text:style-name="T3">(133)</text:span><text:span text:style-name="T2"> وَرَبُّــكَ </text:span><text:span text:style-name="T5">۰</text:span><text:span text:style-name="T2">لْغَنِيُّ ذُو </text:span><text:span text:style-name="T5">۴</text:span><text:span text:style-name="T2">لرَّحْمَةِؐ إِنْ يَّشَأْ يُذْهِبْكُمْ وَيَسْتَخْلِفْ مِنۢ بَعْدِكُم مَّا يَشَآءُ كَمَآ أَنشَأَكُم مِّن ذُرّۣيَّةِ قَوْمٖ —اخَرۣينَؐ </text:span><text:span text:style-name="T3">(134)</text:span><text:span text:style-name="T2"> إِنَّ مَا تُوعَدُونَ ءَلاَتتتٍؐ وَمَآ أَنتُم بِمُعْجِزۣينَؐ </text:span><text:span text:style-name="T3">(135)</text:span><text:span text:style-name="T2"> ® قُلْ يَــٰقَوْمِ 'عْمَلُواْ عَلَـيٰ مَكَانَتِكُمُ; إِنِّى عَامِـلٌؐ فَسَوْفَ تَعْلَمُونَ مَـن تَكُونُ لَهُ„ عَـٰقِبَةُ </text:span><text:span text:style-name="T5">۴</text:span><text:span text:style-name="T2">لدّۭارۣؐ إِنَّهُ„ لاَ يُفْلِحُ </text:span><text:span text:style-name="T5">۴</text:span><text:span text:style-name="T2">لظَّـٰلِمُونَؐ </text:span><text:span text:style-name="T3">(136)</text:span><text:span text:style-name="T2"> وَجَعَلُواْ لِلهِ مِمَّا ذَرَأَ مِـنَ </text:span><text:span text:style-name="T5">۰</text:span><text:span text:style-name="T2">لْحَرْثثثِ وَالاَنْعَــٰمِ نَصِيباً فَقَالُواْ هَــٰذَا لِلهِ بِزَعْمِهِمْ وَهَــٰذَا لِشُرَكَآئِنَاؐ فَمَا كَانَ لِشُرَكَآئِهِمْ فَلاَ يَصِلُ إِلَي </text:span><text:span text:style-name="T5">۰</text:span><text:span text:style-name="T2">للَّهِؐ وَمَا كَانَ لِلهِ فَهُوَ يَصِـلُ إِلَيٰ شُرَكَآئِهِمْؐ</text:span></text:p>
      <text:p text:style-name="P3" loext:marker-style-name="T2"/>
      <text:p text:style-name="P4" loext:marker-style-name="T2"><text:span text:style-name="T2">145</text:span></text:p>
      <text:p text:style-name="P2" loext:marker-style-name="T2"><text:span text:style-name="T2">سَآءَ مَا يَحْكُمُونَؐ </text:span><text:span text:style-name="T3">(137)</text:span><text:span text:style-name="T2"> وَكَذَ؛لِــكَ زَيَّنَ لِكَثِيرٍ مِّنَ </text:span><text:span text:style-name="T5">۰</text:span><text:span text:style-name="T2">لْمُشْرۣكِينَ قَتْلَ أَوْچَدِهِمْ شُرَكَآؤُهُمْ لِيُرْدُوهُمْ وَلِيَلْبِسُواْ عَلَيْهِمْ دِينَهُمْؐ وَلَوْ شَآءَ </text:span><text:span text:style-name="T5">۰</text:span><text:span text:style-name="T2">للَّهُ مَا فَعَلُوهُؐ فَذَرْهُمْ وَمَا يَفْتَرُونَؐ </text:span><text:span text:style-name="T3">(138)</text:span><text:span text:style-name="T2"> وَقَالُواْ هَـٰذِهِ“ أَنْعَــٰمٌ وَحَرْثثث٘ حِجْرٌ لاَّ يَطْعَمُهَآ إِلاَّ مَـن نَّشَآءُ بِزَعْمِهِمْ وَأَنْعَـٰم٘ حُرّۣمَت ظُّهُورُهَا وَأَنْعَــٰمٌ لاَّ يَذْكُرُونَ "سْمَ </text:span><text:span text:style-name="T5">۰</text:span><text:span text:style-name="T2">للَّهِ عَلَيْهَا "فْتِرَآءٗ عَلَيْهِؐ سَيَجْزۣيهِم بِمَــا كَانُواْ يَفْتَرُونَؐ </text:span><text:span text:style-name="T3">(139)</text:span><text:span text:style-name="T2"> وَقَالُواْ مَا فِى بُطُونِ هَـٰذِهِ </text:span><text:span text:style-name="T5">۱</text:span><text:span text:style-name="T2">لاَنْعَــٰمِ خَالِصَةٌ لِّذُكُورۣنَا وَمُحَـرَّم٘ عَلَيٰٓ أَزْوَ؛جِنَاؐ وَإِنْ يَّكُن مَّيْتَةً فَهُمْ فِيهِ شُرَكَآءُؐ سَيَجْزۣيهِمْ وَصْفَهُمُؐ; إِنَّهُ„ حَكِيم٘ عَلِيمٌؐ </text:span><text:span text:style-name="T3">(140)</text:span><text:span text:style-name="T2"> ¥ قَدْ خَسِرَ </text:span><text:span text:style-name="T5">۰</text:span><text:span text:style-name="T2">لذِينَ قَتَلُوٓاْ أَوْچَدَهُمْ سَفَهاَۢ بِغَيْرۣ عِلْمٍ وَحَرَّمُواْ مَا رَزَقَهُمُ </text:span><text:span text:style-name="T5">۴</text:span><text:span text:style-name="T2">للَّهُ èفْتِرَآءٗ عَلَي </text:span><text:span text:style-name="T5">۰</text:span><text:span text:style-name="T2">للَّهِؐ قَد ضَّلُّواْ وَمَا كَانُواْ مُهْتَدِينَؐ </text:span><text:span text:style-name="T3">(141)</text:span><text:span text:style-name="T2"> وَهُوَ </text:span><text:span text:style-name="T5">۰ﻟ</text:span><text:span text:style-name="T2">ـذِىٓ أَنشَأَ جَنَّــٰــتٍ مَّعْرُوشَــٰــتٍ وَغَيْرَ مَعْرُوشَــٰــتٍ وَالنَّخْلَ وَالزَّرْعَ مُخْتَلِفاٗ </text:span><text:span text:style-name="T5">۷</text:span><text:span text:style-name="T2">كْلُهُ, وَالزَّيْتُونَ وَالرُّمَّانَ مُتَشَــٰبِهاً وَغَيْرَ مُتَشَــٰبِهٍؐ كُلُواْ مِن ثَمَرۣهِ“ إِذَآ أَثْمَرَ وَءَاتُواْ حَقَّهُ„ يَوْمَ حِصَادِهِؐ” وَلاَ تُسْرۣفُوٓاْؐ إِنَّهُ„ لاَ يُحِــبُّ</text:span></text:p>
      <text:p text:style-name="P3" loext:marker-style-name="T2"/>
      <text:p text:style-name="P4" loext:marker-style-name="T2"><text:span text:style-name="T2">146</text:span></text:p>
      <text:p text:style-name="P2" loext:marker-style-name="T2"><text:span text:style-name="T5">۴</text:span><text:span text:style-name="T2">لْمُسْرۣفِينَؐ </text:span><text:span text:style-name="T3">(142)</text:span><text:span text:style-name="T2"> وَمِنَ </text:span><text:span text:style-name="T5">۰</text:span><text:span text:style-name="T2">لاَنْعَــٰمِ حَمُولَةً وَفَرْشاًؐ كُلُواْ مِمَّــا رَزَقَكُمُ </text:span><text:span text:style-name="T5">۴</text:span><text:span text:style-name="T2">للَّهُؐ وَلاَ تَتَّبِعُواْ خُطْوَ؛تتتِ </text:span><text:span text:style-name="T5">۱</text:span><text:span text:style-name="T2">لشَّيْطَـٰنِؐ إِنَّهُ„ لَكُمْ عَدُوٌّ مُّبِينٌؐ </text:span><text:span text:style-name="T3">(143)</text:span><text:span text:style-name="T2"> ثَمَــٰنِيَةَ أَزْوَ؛جٍؐ مِّـنَ </text:span><text:span text:style-name="T5">۰</text:span><text:span text:style-name="T2">لضَّأْنِ 'ثْنَيْنِ وَمِـنَ </text:span><text:span text:style-name="T5">۰</text:span><text:span text:style-name="T2">لْمَعْزۣ 'ثْنَيْـنِؐ قُلَ —آلذَّكَرَيْنِ حَرَّمَ أَمِ </text:span><text:span text:style-name="T5">۱</text:span><text:span text:style-name="T2">لاُنثَيَيْنِ أَمَّا "شْتَمَلَــتْ عَلَيْهِ أَرْحَامُ </text:span><text:span text:style-name="T5">۴</text:span><text:span text:style-name="T2">لاُنثَيَيْنِؐ نَـبِّـُٔـونِى بِعِلْمٖ اِن كُنتُمْ صَـٰدِقِينَؐ </text:span><text:span text:style-name="T3">(144)</text:span><text:span text:style-name="T2"> وَمِنَ </text:span><text:span text:style-name="T5">۰</text:span><text:span text:style-name="T2">لِابِلِ 'ثْنَيْنِ وَمِنَ </text:span><text:span text:style-name="T5">۰</text:span><text:span text:style-name="T2">لْبَقَرۣ 'ثْنَيْنِؐ قُلَ —آلذَّكَرَيْنِ حَرَّمَ أَمِ </text:span><text:span text:style-name="T5">۱</text:span><text:span text:style-name="T2">لاُنثَيَيْنِ أَمَّا "شْتَمَلَــتْ عَلَيْهِ أَرْحَامُ </text:span><text:span text:style-name="T5">۴</text:span><text:span text:style-name="T2">لاُنثَيَيْنِؐ أَمْ كُنتُمْ شُهَدَآءَ اۭذْ وَصّۭيٰكُمُ </text:span><text:span text:style-name="T5">۴</text:span><text:span text:style-name="T2">للَّهُ بِهَـٰذَاؐ فَمَنَ اَظْلَمُ مِمَّنِ 'فْتَرۭيٰ عَلَي </text:span><text:span text:style-name="T5">۰</text:span><text:span text:style-name="T2">للَّهِ كَذِباً لِّيُضِلَّ </text:span><text:span text:style-name="T5">۰</text:span><text:span text:style-name="T2">لنَّاسَ بِغَيْرۣ عِلْمٖؐ اِنَّ </text:span><text:span text:style-name="T5">۰</text:span><text:span text:style-name="T2">للَّهَ لاَ يَهْدِى </text:span><text:span text:style-name="T5">۱</text:span><text:span text:style-name="T2">لْقَوْمَ </text:span><text:span text:style-name="T5">۰</text:span><text:span text:style-name="T2">لظَّـٰلِمِينَؐ </text:span><text:span text:style-name="T3">(145)</text:span><text:span text:style-name="T2"> ® قُـل لٓاَّ أَجِدُ فِى مَآ ٱُوحِـيَ إِلَيَّ مُحَـرَّماٗ عَلَـيٰ طَاعِمٍ يَطْعَمُهُ; إِلٓاَّ أَنْ يَّكُونَ مَيْتَةٗ اَوْ دَماً مَّسْفُوحاٗ اَوْ لَحْمَ خِنزۣيرٍ فَإِنَّهُ„ رۣجْس٘ؐ اَوْ فِسْقاٗ </text:span><text:span text:style-name="T5">۷</text:span><text:span text:style-name="T2">هِلَّ لِغَـيْـرۣ </text:span><text:span text:style-name="T5">۱</text:span><text:span text:style-name="T2">للَّهِ بِهِؐ” فَمَنُ </text:span><text:span text:style-name="T5">۶</text:span><text:span text:style-name="T2">ضْطُرَّ غَيْرَ بَاغٍ وَلاَ عَادٍ فَإِنَّ رَبَّكَ غَفُورٌ رَّحِيمٌؐ </text:span><text:span text:style-name="T3">(146)</text:span><text:span text:style-name="T2"> وَعَلَي </text:span><text:span text:style-name="T5">۰</text:span><text:span text:style-name="T2">لذِيـنَ هَادُواْ حَرَّمْنَا كُلَّ ذى ظُفُرٍ وَمِـنَ </text:span><text:span text:style-name="T5">۰</text:span><text:span text:style-name="T2">لْبَقَرۣ وَالْغَنَمِؐ حَرَّمْنَا عَلَيْهِمْ شُحُومَهُمَآ إِلاَّ مَا حَمَلَت ظُّهُورُهُمَآ</text:span></text:p>
      <text:p text:style-name="P3" loext:marker-style-name="T2"/>
      <text:p text:style-name="P4" loext:marker-style-name="T2"><text:span text:style-name="T2">147</text:span></text:p>
      <text:p text:style-name="P2" loext:marker-style-name="T2"><text:span text:style-name="T2">أَوۣ </text:span><text:span text:style-name="T5">۱</text:span><text:span text:style-name="T2">لْحَوَايۭآ أَوْ مَا "خْتَلَطَ بِعَظْمٍؐ ذَ؛لِــكَ جَزَيْنَـٰهُم بِبَغْيِهِمْؐ وَإِنَّا لَصَـٰدِقُونَؐ </text:span><text:span text:style-name="T3">(147)</text:span><text:span text:style-name="T2"> فَإِن كَذَّبُوكككَ فَقُل رَّبُّكُمْ ذُو رَحْمَةٍ وَ؛سِعَةٍؐ وَلاَ يُرَدُّ بَأْسُهُ„ عَـنِ </text:span><text:span text:style-name="T5">۱</text:span><text:span text:style-name="T2">لْقَوْمِ </text:span><text:span text:style-name="T5">۱</text:span><text:span text:style-name="T2">ڤْمُجْرۣمِينَؐ </text:span><text:span text:style-name="T3">(148)</text:span><text:span text:style-name="T2"> سَيَقُــولُ </text:span><text:span text:style-name="T5">۴</text:span><text:span text:style-name="T2">لذِينَ أَشْرَكُواْ لَوْ شَآءَ </text:span><text:span text:style-name="T5">۰</text:span><text:span text:style-name="T2">للَّهُ مَآ أَشْرَكْنَا وَلآَ ءَابَآؤُنَا وَلاَ حَرَّمْنَا مِن شَيْءٍؐ كَذَ؛لِــكَ كَذَّبَ </text:span><text:span text:style-name="T5">۰</text:span><text:span text:style-name="T2">لذِيـنَ مِن قَبْلِهِمْ حَتَّيٰ ذَاقُواْ بَأْسَنَاؐ قُلْ هَلْ عِندَكُم مِّنْ عِلْمٍ فَتُخْرۣجُوهُ لَنَآؐ إِن تَتَّبِعُونَ إِلاَّ </text:span><text:span text:style-name="T5">۰</text:span><text:span text:style-name="T2">لظَّنَّؐ وَإِنَ اَنتُمُ; إِلاَّ تَخْرُصُونَؐ </text:span><text:span text:style-name="T3">(149)</text:span><text:span text:style-name="T2"> قُلْ فَلِلهِ </text:span><text:span text:style-name="T5">۱</text:span><text:span text:style-name="T2">لْحُجَّةُ </text:span><text:span text:style-name="T5">۴</text:span><text:span text:style-name="T2">لْبَــٰلِغَةُؐ فَلَوْ شَآءَ لَهَدۭيٰكُمُ; أَجْمَعِينَؐ </text:span><text:span text:style-name="T3">(150)</text:span><text:span text:style-name="T2"> قُـلْ هَلُمَّ شُهَدَآءَكُمُ </text:span><text:span text:style-name="T5">۴</text:span><text:span text:style-name="T2">لذِينَ يَشْهَدُونَ أَنَّ </text:span><text:span text:style-name="T5">۰</text:span><text:span text:style-name="T2">للَّهَ حَرَّمَ هَـٰذَاؐ فَإِن شَهِدُواْ فَلاَ تَشْهَدْ مَعَهُمْؐ وَلاَ تَتَّبِعَ اَهْوَآءَ </text:span><text:span text:style-name="T5">۰</text:span><text:span text:style-name="T2">لذِيــنَ كَذَّبُواْ بِـَٔايَـٰتِنَا وَالذِينَ لاَ يُومِنُونَ بِالاَخِرَةِ وَهُم بِرَبِّهِمْ يَعْدِلُونَؐ </text:span><text:span text:style-name="T3">(151)</text:span><text:span text:style-name="T2"> © قُلْ تَعَالَوَاْ اَتْلُ مَا حَرَّمَ رَبُّكُمْ عَلَيْكُمُ; أَلاَّ تُشْرۣكُواْ بِهِ” شَيْـٔاًؐ وَبِالْوَ؛لِدَيْنِ إِحْسَــٰناًؐ وَلاَ تَقْتُلُوٓاْ أَوْچَدَكُم مِّنِ اِمْچَقٍؐ نَّحْنُ نَرْزُقُكُمْ وَإِيَّاهُمْؐ وَلاَ تَقْرَبُواْ </text:span><text:span text:style-name="T5">۴</text:span><text:span text:style-name="T2">لْفَوَ؛حِشَ مَا ظَهَرَ مِنْهَا وَمَا بَطَنَؐ وَلاَ تَقْتُلُواْ </text:span><text:span text:style-name="T5">۴</text:span><text:span text:style-name="T2">لنَّفْسَ </text:span><text:span text:style-name="T5">۰</text:span><text:span text:style-name="T2">لتِى حَرَّمَ </text:span><text:span text:style-name="T5">۰</text:span><text:span text:style-name="T2">للَّهُ إِلاَّ بِالْحَقﱢّؐ ذَ؛لِكُمْ وَصّۭيٰكُم بِهِ”</text:span></text:p>
      <text:p text:style-name="P3" loext:marker-style-name="T2"/>
      <text:p text:style-name="P4" loext:marker-style-name="T2"><text:span text:style-name="T2">148</text:span></text:p>
      <text:p text:style-name="P2" loext:marker-style-name="T2"><text:span text:style-name="T2">لَعَلَّكُمْ تَعْقِلُونَؐ </text:span><text:span text:style-name="T3">(152)</text:span><text:span text:style-name="T2"> وَلاَ تَقْرَبُواْ مَالَ </text:span><text:span text:style-name="T5">۰</text:span><text:span text:style-name="T2">لْيَتِيمِ إِلاَّ بِالتِى هِيَ أَحْسَنُ حَتَّيٰ يَبْلُغَ أَشُدَّهُؐ, وَأَوْفُواْ </text:span><text:span text:style-name="T5">۴</text:span><text:span text:style-name="T2">لْكَيْلَ وَالْمِيزَانَ بِالْقِسْطِؐ لاَ نُكَلِّفُ نَفْساٗ اِلاَّ وُسْعَهَاؐ وَإِذَا قُلْتُــمْ فَاعْدِلُواْ وَلَوْ كَانَ ذَا قُرْبۭيٰؐ وَبِعَهْدِ </text:span><text:span text:style-name="T5">۱</text:span><text:span text:style-name="T2">للَّهِ أَوْفُواْؐ ذَ؛لِكُمْ وَصّۭيٰكُم بِهِ” لَعَلَّكُمْ تَذَّكَّرُونَؐ </text:span><text:span text:style-name="T3">(153)</text:span><text:span text:style-name="T2"> وَأَنَّ هَـٰذَا صِرَ؛طِى مُسْتَقِيماً فَاتَّبِعُوهُؐ وَلاَ تَتَّبِعُواْ </text:span><text:span text:style-name="T5">۴</text:span><text:span text:style-name="T2">لسُّبُلَ فَتَفَرَّقَ بِكُمْ عَن سَبِيلِهِؐ” ذَ؛لِكُمْ وَصّۭيٰكُم بِهِ” لَعَلَّكُمْ تَتَّقُونَؐ </text:span><text:span text:style-name="T3">(154)</text:span><text:span text:style-name="T2"> ثُمَّ ءَاتَيْنَــا مُوسَي </text:span><text:span text:style-name="T5">۰</text:span><text:span text:style-name="T2">لْكِتَــٰــبَ تَمَاماٗ عَلَي </text:span><text:span text:style-name="T5">۰ﻟ</text:span><text:span text:style-name="T2">ـذِىٓ أَحْسَنَ وَتَفْصِيلًا لِّكُلِّ شَيْءٍ وَهُديً وَرَحْمَةً لَّعَلَّهُم بِلِقَآءِ رَبِّهِمْ يُومِنُونَؐ </text:span><text:span text:style-name="T3">(155)</text:span><text:span text:style-name="T2"> وَهَـٰذَا كِتَــٰــب٘ اَنزَلْنَـٰهُ مُبَــٰرَكككٌ فَاتَّبِعُوهُ وَاتَّقُواْ لَعَلَّكُمْ تُرْحَمُونَ </text:span><text:span text:style-name="T3">(156)</text:span><text:span text:style-name="T2"> أَن تَقُولُوٓاْ إِنَّمَآ ٱُنزۣلَ </text:span><text:span text:style-name="T5">۰</text:span><text:span text:style-name="T2">لْكِتَــٰــبُ عَلَيٰ طَآئِفَتَيْـنِ مِن قَبْلِنَا وَإِن كُنَّا عَن دِرَاسَتِهِمْ لَغَــٰفِلِينَ </text:span><text:span text:style-name="T3">(157)</text:span><text:span text:style-name="T2"> أَوْ تَقُولُواْ لَوَ اَنَّآ ٱُنزۣلَ عَلَيْنَا </text:span><text:span text:style-name="T5">۰</text:span><text:span text:style-name="T2">لْكِتَــٰــبُ لَكُنَّآ أَهْدۭيٰ مِنْهُمْؐ فَقَدْ جَآءَكُم بَيِّنَةٌ مِّن رَّبِّكُمْ وَهُديً وَرَحْمَةٌؐ فَمَنَ اَظْلَمُ مِمَّن كَذَّبببَ بِـَٔايَــٰــتِ </text:span><text:span text:style-name="T5">۱</text:span><text:span text:style-name="T2">للَّهِ وَصَدَفَ عَنْهَاؐ سَنَجْزۣى </text:span><text:span text:style-name="T5">۱</text:span><text:span text:style-name="T2">لذِيـنَ يَصْدِفُونَ عَنَ —ايَــٰتِنَا</text:span></text:p>
      <text:p text:style-name="P3" loext:marker-style-name="T2"/>
      <text:p text:style-name="P4" loext:marker-style-name="T2"><text:span text:style-name="T2">149</text:span></text:p>
      <text:p text:style-name="P2" loext:marker-style-name="T2"><text:span text:style-name="T2">سُوٓءَ </text:span><text:span text:style-name="T5">۰</text:span><text:span text:style-name="T2">لْعَذَابِ بِمَا كَانُواْ يَصْدِفُونَؐ </text:span><text:span text:style-name="T3">(158)</text:span><text:span text:style-name="T2"> ® هَلْ يَنظُرُونَ إِلٓاَّ أَن تَاتِيَهُمُ </text:span><text:span text:style-name="T5">۴</text:span><text:span text:style-name="T2">لْمَلَئِكَةُ أَوْ يَاتِيَ رَبُّــكَ أَوْ يَاتِيَ بَعْضُ ءَايَــٰــتِ رَبِّــكَؐ يَوْمَ يَاتِى بَعْضُ ءَايَــٰــتِ رَبِّــكَ لاَ يَنفَعُ نَفْســاٗ اِيمَــٰنُهَا لَمْ تَكُنَ —امَنَـــتْ مِن قَـبْلُ أَوْ كَسَبَــتْ فِىٓ إِيمَــٰنِهَا خَيْراًؐ قُـلِ 'نتَظِرُوٓاْؐ إِنَّا مُنتَظِرُونَؐ </text:span><text:span text:style-name="T3">(159)</text:span><text:span text:style-name="T2"> إِنَّ </text:span><text:span text:style-name="T5">۰</text:span><text:span text:style-name="T2">لذِيـنَ فَرَّقُواْ دِينَهُمْ وَكَانُواْ شِيَعاً لَّسْــتَ مِنْهُمْ فِى شَيْءٖؐ اِنَّمَآ أَمْرُهُمُ; إِلَــي </text:span><text:span text:style-name="T5">۰</text:span><text:span text:style-name="T2">للَّهِؐ ثُمَّ يُنَبِّيؖهُم بِمَا كَانُواْ يَفْعَلُونَؐ </text:span><text:span text:style-name="T3">(160)</text:span><text:span text:style-name="T2"> مَـن جَــآءَ بِالْحَسَنَةِ فَلَهُ„ عَشْرُ أَمْثَالِهَاؐ وَمَن جَآءَ بِالسَّيِّيؕةِ فَلاَ يُجْزۭيٰٓ إِلاَّ مِثْلَهَا وَهُمْ لاَ يُظْلَمُونَؐ </text:span><text:span text:style-name="T3">(161)</text:span><text:span text:style-name="T2"> قُلِ اِنَّنِى هَدۭيٰنِى رَبِّيَ إِلَيٰ صِرَ؛طٍ مُّسْتَقِيمٍؐ </text:span><text:span text:style-name="T3">(162)</text:span><text:span text:style-name="T2"> دِيناً قَيِّماً مِّلَّةَ إِبْرَ؛هِيمَ حَنِيفاًؐ وَمَا كَانَ مِــنَ </text:span><text:span text:style-name="T5">۰</text:span><text:span text:style-name="T2">لْمُشْرۣكِينَؐ </text:span><text:span text:style-name="T3">(163)</text:span><text:span text:style-name="T2"> قُـلِ اِنَّ صَلاَتِى وَنُسُكِى وَمَحْيۭآىْ وَمَمَاتِيَ لِلهِ رَبِّ </text:span><text:span text:style-name="T5">۱</text:span><text:span text:style-name="T2">لْعَــٰلَمِينَ </text:span><text:span text:style-name="T3">(164)</text:span><text:span text:style-name="T2"> لاَ شَرۣيــكَ لَهُؐ, وَبِذَ؛لِــكَ ٱُمِرْتتتُؐ وَأَنَآ أَوَّلُ </text:span><text:span text:style-name="T5">۴</text:span><text:span text:style-name="T2">لْمُسْلِمِينَؐ </text:span><text:span text:style-name="T3">(165)</text:span><text:span text:style-name="T2"> قُـلَ اَغَيْرَ </text:span><text:span text:style-name="T5">۰</text:span><text:span text:style-name="T2">للَّهِ أَبْغِى رَبّاً وَهُوَ رَبُّ كُلِّ شَيْءٍؐ وَلاَ تَكْسِــبُ كُلُّ نَفْـسٖ اِلاَّ عَلَيْهَاؐ وَلاَ تَزۣرُ وَازۣرَةٌ وۣزْرَ ٱُخْرۭيٰؐ ثُمَّ إِلَيٰ رَبِّكُم مَّرْجِعُكُمْ فَيُنَبِّيؖكُم بِمَا</text:span></text:p>
      <text:p text:style-name="P3" loext:marker-style-name="T2"/>
      <text:p text:style-name="P4" loext:marker-style-name="T2"><text:span text:style-name="T2">150</text:span></text:p>
      <text:p text:style-name="P2" loext:marker-style-name="T2"><text:span text:style-name="T2">كُنتُمْ فِيهِ تَخْتَلِفُونَؐ </text:span><text:span text:style-name="T3">(166)</text:span><text:span text:style-name="T2"> وَهُوَ </text:span><text:span text:style-name="T5">۰ﻟ﮲</text:span><text:span text:style-name="T2"> جَعَلَكُمْ خَلَئِفَ </text:span><text:span text:style-name="T5">۰</text:span><text:span text:style-name="T2">لاَرْضِ وَرَفَعَ بَعْضَكُمْ فَوْقَ بَعْضٍ دَرَجَــٰــتٍ لِّيَبْلُوَكُمْ فِى مَآ ءَاتۭيٰكُمُؐ; إِنَّ رَبَّــكَ سَرۣيعُ </text:span><text:span text:style-name="T5">۴</text:span><text:span text:style-name="T2">لْعِقَابببِؐ وَإِنَّهُ„ لَغَفُورٌ رَّحِيم٘ </text:span><text:span text:style-name="T3">(167)</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0:33:39.156029423</meta:creation-date>
    <dc:date>2025-03-05T10:33:50.335015619</dc:date>
    <meta:editing-duration>PT13S</meta:editing-duration>
    <meta:editing-cycles>1</meta:editing-cycles>
    <meta:document-statistic meta:table-count="0" meta:image-count="0" meta:object-count="0" meta:page-count="25" meta:paragraph-count="50" meta:word-count="3266" meta:character-count="19366" meta:non-whitespace-character-count="16149"/>
    <meta:generator>LibreOffice/24.8.2.1$Linux_X86_64 LibreOffice_project/0f794b6e29741098670a3b95d60478a65d05ef13</meta:generator>
  </office:meta>
</office:document-meta>
</file>